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normal">
      <style:text-properties officeooo:rsid="00227f97" officeooo:paragraph-rsid="00227f97"/>
    </style:style>
    <style:style style:name="P2" style:family="paragraph" style:parent-style-name="normal">
      <style:text-properties officeooo:rsid="0028ed67" officeooo:paragraph-rsid="0028ed67"/>
    </style:style>
    <style:style style:name="P3" style:family="paragraph" style:parent-style-name="normal">
      <style:text-properties officeooo:rsid="00443c85" officeooo:paragraph-rsid="00443c85"/>
    </style:style>
    <style:style style:name="P4" style:family="paragraph" style:parent-style-name="normal">
      <style:text-properties officeooo:rsid="0029e2d9" officeooo:paragraph-rsid="0029e2d9"/>
    </style:style>
    <style:style style:name="P5" style:family="paragraph" style:parent-style-name="normal">
      <style:text-properties officeooo:rsid="002a6a97" officeooo:paragraph-rsid="002a6a97"/>
    </style:style>
    <style:style style:name="P6" style:family="paragraph" style:parent-style-name="normal">
      <style:text-properties officeooo:rsid="003355ba" officeooo:paragraph-rsid="003355ba"/>
    </style:style>
    <style:style style:name="P7" style:family="paragraph" style:parent-style-name="normal">
      <style:text-properties officeooo:rsid="003355ba" officeooo:paragraph-rsid="003e9aab"/>
    </style:style>
    <style:style style:name="P8" style:family="paragraph" style:parent-style-name="normal">
      <style:text-properties officeooo:rsid="00227f97" officeooo:paragraph-rsid="00227f97"/>
    </style:style>
    <style:style style:name="P9" style:family="paragraph" style:parent-style-name="normal">
      <style:text-properties officeooo:rsid="0028ed67" officeooo:paragraph-rsid="0028ed67"/>
    </style:style>
    <style:style style:name="P10" style:family="paragraph" style:parent-style-name="normal">
      <style:text-properties officeooo:rsid="00443c85" officeooo:paragraph-rsid="00443c85"/>
    </style:style>
    <style:style style:name="P11" style:family="paragraph" style:parent-style-name="normal">
      <style:text-properties officeooo:rsid="00443c85" officeooo:paragraph-rsid="0045c05c"/>
    </style:style>
    <style:style style:name="P12" style:family="paragraph" style:parent-style-name="normal">
      <style:text-properties officeooo:rsid="0029e2d9" officeooo:paragraph-rsid="0029e2d9"/>
    </style:style>
    <style:style style:name="P13" style:family="paragraph" style:parent-style-name="normal">
      <style:text-properties officeooo:rsid="002a6a97" officeooo:paragraph-rsid="002a6a97"/>
    </style:style>
    <style:style style:name="P14" style:family="paragraph" style:parent-style-name="normal">
      <style:paragraph-properties fo:text-align="center" style:justify-single-word="false"/>
      <style:text-properties officeooo:rsid="001ee4ef" officeooo:paragraph-rsid="001ee4ef"/>
    </style:style>
    <style:style style:name="P15" style:family="paragraph" style:parent-style-name="normal">
      <style:text-properties officeooo:rsid="001ee4ef" officeooo:paragraph-rsid="001ee4ef"/>
    </style:style>
    <style:style style:name="P16" style:family="paragraph" style:parent-style-name="normal">
      <style:text-properties officeooo:rsid="004c36b6" officeooo:paragraph-rsid="001ee4ef"/>
    </style:style>
    <style:style style:name="P17" style:family="paragraph" style:parent-style-name="normal">
      <style:paragraph-properties fo:text-align="center" style:justify-single-word="false"/>
      <style:text-properties officeooo:rsid="004c36b6" officeooo:paragraph-rsid="001ee4ef"/>
    </style:style>
    <style:style style:name="P18" style:family="paragraph" style:parent-style-name="normal">
      <style:paragraph-properties fo:text-align="center" style:justify-single-word="false"/>
      <style:text-properties officeooo:rsid="001ffd01" officeooo:paragraph-rsid="001ffd01"/>
    </style:style>
    <style:style style:name="P19" style:family="paragraph" style:parent-style-name="normal">
      <style:text-properties officeooo:rsid="00267a06" officeooo:paragraph-rsid="00267a06"/>
    </style:style>
    <style:style style:name="P20" style:family="paragraph" style:parent-style-name="normal">
      <style:text-properties officeooo:rsid="0032088a" officeooo:paragraph-rsid="0032088a" fo:background-color="#ffff00"/>
    </style:style>
    <style:style style:name="P21" style:family="paragraph" style:parent-style-name="normal">
      <style:text-properties officeooo:rsid="0032b095" officeooo:paragraph-rsid="0032b095" fo:background-color="#ffff00"/>
    </style:style>
    <style:style style:name="P22" style:family="paragraph" style:parent-style-name="normal">
      <style:text-properties officeooo:rsid="0071d695" officeooo:paragraph-rsid="00487e29" fo:background-color="#ffff00"/>
    </style:style>
    <style:style style:name="P23" style:family="paragraph" style:parent-style-name="normal">
      <style:text-properties officeooo:rsid="007f1cb3" officeooo:paragraph-rsid="00487e29" fo:background-color="#ffff00"/>
    </style:style>
    <style:style style:name="P24" style:family="paragraph" style:parent-style-name="normal">
      <style:text-properties officeooo:rsid="0084dabd" officeooo:paragraph-rsid="00487e29" fo:background-color="#ffff00"/>
    </style:style>
    <style:style style:name="P25" style:family="paragraph" style:parent-style-name="normal">
      <style:text-properties officeooo:rsid="008a63ba" officeooo:paragraph-rsid="00487e29" fo:background-color="#ffff00"/>
    </style:style>
    <style:style style:name="P26" style:family="paragraph" style:parent-style-name="normal">
      <style:text-properties officeooo:rsid="008b4ef4" officeooo:paragraph-rsid="00487e29" fo:background-color="#ffff00"/>
    </style:style>
    <style:style style:name="P27" style:family="paragraph" style:parent-style-name="normal">
      <style:text-properties officeooo:rsid="0057e54a" officeooo:paragraph-rsid="0057e54a" fo:background-color="#ffff00"/>
    </style:style>
    <style:style style:name="P28" style:family="paragraph" style:parent-style-name="normal">
      <style:text-properties officeooo:rsid="005992b7" officeooo:paragraph-rsid="005992b7" fo:background-color="#ffff00"/>
    </style:style>
    <style:style style:name="P29" style:family="paragraph" style:parent-style-name="normal">
      <style:text-properties officeooo:rsid="0055ae7e" officeooo:paragraph-rsid="0055ae7e" fo:background-color="#ffff00"/>
    </style:style>
    <style:style style:name="P30" style:family="paragraph" style:parent-style-name="normal">
      <style:text-properties officeooo:rsid="0028f07a" officeooo:paragraph-rsid="00267a06" fo:background-color="transparent"/>
    </style:style>
    <style:style style:name="P31" style:family="paragraph" style:parent-style-name="normal">
      <style:text-properties officeooo:rsid="0071d695" officeooo:paragraph-rsid="00487e29" fo:background-color="transparent"/>
    </style:style>
    <style:style style:name="P32" style:family="paragraph" style:parent-style-name="normal">
      <style:text-properties officeooo:rsid="008b4ef4" officeooo:paragraph-rsid="00487e29" fo:background-color="transparent"/>
    </style:style>
    <style:style style:name="P33" style:family="paragraph" style:parent-style-name="normal">
      <style:text-properties officeooo:rsid="009e52fc" officeooo:paragraph-rsid="009e52fc" fo:background-color="transparent"/>
    </style:style>
    <style:style style:name="P34" style:family="paragraph" style:parent-style-name="normal">
      <style:text-properties officeooo:rsid="009fb743" officeooo:paragraph-rsid="009fb743" fo:background-color="transparent"/>
    </style:style>
    <style:style style:name="P35" style:family="paragraph" style:parent-style-name="normal">
      <style:text-properties officeooo:rsid="009fb743" officeooo:paragraph-rsid="00a08b62" fo:background-color="transparent"/>
    </style:style>
    <style:style style:name="P36" style:family="paragraph" style:parent-style-name="normal">
      <style:text-properties officeooo:rsid="00a08b62" officeooo:paragraph-rsid="00a08b62" fo:background-color="transparent"/>
    </style:style>
    <style:style style:name="P37" style:family="paragraph" style:parent-style-name="normal">
      <style:text-properties officeooo:rsid="00a214b4" officeooo:paragraph-rsid="00a214b4" fo:background-color="transparent"/>
    </style:style>
    <style:style style:name="P38" style:family="paragraph" style:parent-style-name="normal">
      <style:text-properties officeooo:rsid="00a40fd8" officeooo:paragraph-rsid="00a40fd8" fo:background-color="transparent"/>
    </style:style>
    <style:style style:name="P39" style:family="paragraph" style:parent-style-name="normal">
      <style:text-properties officeooo:rsid="00a4900b" officeooo:paragraph-rsid="00a4900b" fo:background-color="transparent"/>
    </style:style>
    <style:style style:name="P40" style:family="paragraph" style:parent-style-name="normal">
      <style:text-properties officeooo:rsid="003bb24d" officeooo:paragraph-rsid="003bb24d"/>
    </style:style>
    <style:style style:name="P41" style:family="paragraph" style:parent-style-name="normal">
      <style:text-properties officeooo:rsid="003e9aab" officeooo:paragraph-rsid="003e9aab"/>
    </style:style>
    <style:style style:name="P42" style:family="paragraph" style:parent-style-name="normal">
      <style:text-properties officeooo:rsid="00254d94" officeooo:paragraph-rsid="0042de75"/>
    </style:style>
    <style:style style:name="P43" style:family="paragraph" style:parent-style-name="normal">
      <style:text-properties officeooo:rsid="0045c05c" officeooo:paragraph-rsid="0045c05c"/>
    </style:style>
    <style:style style:name="P44" style:family="paragraph" style:parent-style-name="normal">
      <style:text-properties officeooo:rsid="0042de75" officeooo:paragraph-rsid="0042de75"/>
    </style:style>
    <style:style style:name="P45" style:family="paragraph" style:parent-style-name="normal">
      <style:text-properties officeooo:rsid="005c05ae" officeooo:paragraph-rsid="00487e29"/>
    </style:style>
    <style:style style:name="P46" style:family="paragraph" style:parent-style-name="normal">
      <style:text-properties officeooo:rsid="005dd9b0" officeooo:paragraph-rsid="00487e29"/>
    </style:style>
    <style:style style:name="P47" style:family="paragraph" style:parent-style-name="normal">
      <style:text-properties officeooo:rsid="005e460e" officeooo:paragraph-rsid="00487e29"/>
    </style:style>
    <style:style style:name="P48" style:family="paragraph" style:parent-style-name="normal">
      <style:text-properties officeooo:rsid="005faacb" officeooo:paragraph-rsid="00487e29"/>
    </style:style>
    <style:style style:name="P49" style:family="paragraph" style:parent-style-name="normal">
      <style:text-properties officeooo:rsid="00620c16" officeooo:paragraph-rsid="00487e29"/>
    </style:style>
    <style:style style:name="P50" style:family="paragraph" style:parent-style-name="normal">
      <style:text-properties officeooo:rsid="0063d269" officeooo:paragraph-rsid="00487e29"/>
    </style:style>
    <style:style style:name="P51" style:family="paragraph" style:parent-style-name="normal">
      <style:text-properties officeooo:rsid="006b17a5" officeooo:paragraph-rsid="00487e29"/>
    </style:style>
    <style:style style:name="P52" style:family="paragraph" style:parent-style-name="normal">
      <style:text-properties officeooo:rsid="00701a24" officeooo:paragraph-rsid="00487e29"/>
    </style:style>
    <style:style style:name="P53" style:family="paragraph" style:parent-style-name="normal">
      <style:text-properties officeooo:rsid="00714932" officeooo:paragraph-rsid="00487e29"/>
    </style:style>
    <style:style style:name="P54" style:family="paragraph" style:parent-style-name="normal">
      <style:text-properties officeooo:rsid="007fbaaa" officeooo:paragraph-rsid="00487e29"/>
    </style:style>
    <style:style style:name="P55" style:family="paragraph" style:parent-style-name="normal">
      <style:text-properties officeooo:rsid="008118cb" officeooo:paragraph-rsid="00487e29"/>
    </style:style>
    <style:style style:name="P56" style:family="paragraph" style:parent-style-name="normal">
      <style:text-properties officeooo:rsid="00833d40" officeooo:paragraph-rsid="00487e29"/>
    </style:style>
    <style:style style:name="P57" style:family="paragraph" style:parent-style-name="normal">
      <style:text-properties officeooo:rsid="0086a6ed" officeooo:paragraph-rsid="00487e29"/>
    </style:style>
    <style:style style:name="P58" style:family="paragraph" style:parent-style-name="normal">
      <style:text-properties officeooo:rsid="0071d695" officeooo:paragraph-rsid="00487e29"/>
    </style:style>
    <style:style style:name="P59" style:family="paragraph" style:parent-style-name="normal">
      <style:text-properties officeooo:rsid="00738078" officeooo:paragraph-rsid="00487e29"/>
    </style:style>
    <style:style style:name="P60" style:family="paragraph" style:parent-style-name="normal">
      <style:text-properties officeooo:rsid="0075f325" officeooo:paragraph-rsid="00487e29"/>
    </style:style>
    <style:style style:name="P61" style:family="paragraph" style:parent-style-name="normal">
      <style:text-properties officeooo:rsid="00794bc1" officeooo:paragraph-rsid="00487e29"/>
    </style:style>
    <style:style style:name="P62" style:family="paragraph" style:parent-style-name="normal">
      <style:text-properties officeooo:rsid="007eb92e" officeooo:paragraph-rsid="00487e29"/>
    </style:style>
    <style:style style:name="P63" style:family="paragraph" style:parent-style-name="normal">
      <style:text-properties officeooo:rsid="00542772" officeooo:paragraph-rsid="00542772"/>
    </style:style>
    <style:style style:name="P64" style:family="paragraph" style:parent-style-name="normal">
      <style:text-properties officeooo:rsid="0055ae7e" officeooo:paragraph-rsid="0055ae7e"/>
    </style:style>
    <style:style style:name="P65" style:family="paragraph" style:parent-style-name="normal">
      <style:text-properties officeooo:rsid="0055ae7e" officeooo:paragraph-rsid="0070928d"/>
    </style:style>
    <style:style style:name="P66" style:family="paragraph" style:parent-style-name="normal">
      <style:text-properties officeooo:rsid="005a29b9" officeooo:paragraph-rsid="005a29b9"/>
    </style:style>
    <style:style style:name="P67" style:family="paragraph" style:parent-style-name="normal">
      <style:text-properties officeooo:rsid="005bdbbe" officeooo:paragraph-rsid="005bdbbe"/>
    </style:style>
    <style:style style:name="P68" style:family="paragraph" style:parent-style-name="normal">
      <style:text-properties officeooo:rsid="005c6cfb" officeooo:paragraph-rsid="005c6cfb"/>
    </style:style>
    <style:style style:name="P69" style:family="paragraph" style:parent-style-name="normal">
      <style:text-properties officeooo:rsid="005d862f" officeooo:paragraph-rsid="005d862f"/>
    </style:style>
    <style:style style:name="P70" style:family="paragraph" style:parent-style-name="normal">
      <style:text-properties officeooo:rsid="005f6623" officeooo:paragraph-rsid="005f6623"/>
    </style:style>
    <style:style style:name="P71" style:family="paragraph" style:parent-style-name="normal">
      <style:text-properties officeooo:rsid="005f6b8d" officeooo:paragraph-rsid="005f6b8d"/>
    </style:style>
    <style:style style:name="P72" style:family="paragraph" style:parent-style-name="normal">
      <style:text-properties officeooo:rsid="00605c50" officeooo:paragraph-rsid="00605c50"/>
    </style:style>
    <style:style style:name="P73" style:family="paragraph" style:parent-style-name="normal">
      <style:text-properties officeooo:rsid="0063bbe6" officeooo:paragraph-rsid="0063bbe6"/>
    </style:style>
    <style:style style:name="P74" style:family="paragraph" style:parent-style-name="normal">
      <style:text-properties officeooo:rsid="006732b9" officeooo:paragraph-rsid="006732b9"/>
    </style:style>
    <style:style style:name="P75" style:family="paragraph" style:parent-style-name="normal">
      <style:text-properties officeooo:rsid="00681766" officeooo:paragraph-rsid="00681766"/>
    </style:style>
    <style:style style:name="P76" style:family="paragraph" style:parent-style-name="normal">
      <style:text-properties style:text-line-through-style="solid" style:text-line-through-type="single" officeooo:rsid="005d862f" officeooo:paragraph-rsid="005d862f" fo:background-color="#ffff00"/>
    </style:style>
    <style:style style:name="P77" style:family="paragraph" style:parent-style-name="normal">
      <style:text-properties fo:font-style="normal" fo:font-weight="normal" officeooo:rsid="00681766" officeooo:paragraph-rsid="00681766" style:font-style-asian="normal" style:font-weight-asian="normal" style:font-style-complex="normal" style:font-weight-complex="normal"/>
    </style:style>
    <style:style style:name="P78" style:family="paragraph" style:parent-style-name="normal">
      <style:text-properties officeooo:rsid="006b6894" officeooo:paragraph-rsid="006b6894"/>
    </style:style>
    <style:style style:name="P79" style:family="paragraph" style:parent-style-name="normal">
      <style:text-properties officeooo:rsid="006ca454" officeooo:paragraph-rsid="006ca454"/>
    </style:style>
    <style:style style:name="P80" style:family="paragraph" style:parent-style-name="normal">
      <style:text-properties officeooo:rsid="006ca454" officeooo:paragraph-rsid="007168e5"/>
    </style:style>
    <style:style style:name="P81" style:family="paragraph" style:parent-style-name="normal">
      <style:text-properties officeooo:rsid="0072f9e4" officeooo:paragraph-rsid="0072f9e4"/>
    </style:style>
    <style:style style:name="P82" style:family="paragraph" style:parent-style-name="normal">
      <style:text-properties officeooo:rsid="007374ad" officeooo:paragraph-rsid="007374ad"/>
    </style:style>
    <style:style style:name="P83" style:family="paragraph" style:parent-style-name="normal">
      <style:text-properties officeooo:rsid="007618e6" officeooo:paragraph-rsid="007618e6"/>
    </style:style>
    <style:style style:name="P84" style:family="paragraph" style:parent-style-name="normal">
      <style:text-properties officeooo:rsid="00780de4" officeooo:paragraph-rsid="00780de4"/>
    </style:style>
    <style:style style:name="P85" style:family="paragraph" style:parent-style-name="normal">
      <style:text-properties officeooo:rsid="00799cb2" officeooo:paragraph-rsid="00799cb2"/>
    </style:style>
    <style:style style:name="P86" style:family="paragraph" style:parent-style-name="normal">
      <style:text-properties officeooo:rsid="007a58b3" officeooo:paragraph-rsid="007a58b3"/>
    </style:style>
    <style:style style:name="P87" style:family="paragraph" style:parent-style-name="normal">
      <style:text-properties fo:color="#000000" style:font-name="Times New Roman" fo:font-size="12pt" officeooo:rsid="0070928d" officeooo:paragraph-rsid="006ca454" style:font-name-asian="Times New Roman1" style:font-size-asian="12pt" style:font-name-complex="Times New Roman1"/>
    </style:style>
    <style:style style:name="P88" style:family="paragraph" style:parent-style-name="normal">
      <style:text-properties fo:color="#000000" style:font-name="Times New Roman" fo:font-size="12pt" officeooo:rsid="0070928d" officeooo:paragraph-rsid="0070928d" style:font-name-asian="Times New Roman1" style:font-size-asian="12pt" style:font-name-complex="Times New Roman1"/>
    </style:style>
    <style:style style:name="P89" style:family="paragraph" style:parent-style-name="normal">
      <style:text-properties fo:color="#000000" style:font-name="Times New Roman" fo:font-size="12pt" officeooo:rsid="0088c443" officeooo:paragraph-rsid="0028ed67" style:font-name-asian="Times New Roman1" style:font-size-asian="12pt" style:font-name-complex="Times New Roman1"/>
    </style:style>
    <style:style style:name="P90" style:family="paragraph" style:parent-style-name="normal">
      <style:text-properties fo:color="#000000" style:font-name="Times New Roman" fo:font-size="12pt" officeooo:rsid="0088d86c" officeooo:paragraph-rsid="0088d86c" style:font-name-asian="Times New Roman1" style:font-size-asian="12pt" style:font-name-complex="Times New Roman1"/>
    </style:style>
    <style:style style:name="P91" style:family="paragraph" style:parent-style-name="normal">
      <style:text-properties fo:color="#000000" style:font-name="Times New Roman" fo:font-size="12pt" officeooo:rsid="008a91d8" officeooo:paragraph-rsid="008a91d8" style:font-name-asian="Times New Roman1" style:font-size-asian="12pt" style:font-name-complex="Times New Roman1"/>
    </style:style>
    <style:style style:name="P92" style:family="paragraph" style:parent-style-name="normal">
      <style:text-properties fo:color="#000000" style:font-name="Times New Roman" fo:font-size="12pt" officeooo:rsid="008bbe62" officeooo:paragraph-rsid="008bbe62" style:font-name-asian="Times New Roman1" style:font-size-asian="12pt" style:font-name-complex="Times New Roman1"/>
    </style:style>
    <style:style style:name="P93" style:family="paragraph" style:parent-style-name="normal">
      <style:text-properties fo:color="#000000" style:font-name="Times New Roman" fo:font-size="12pt" officeooo:rsid="008bede7" officeooo:paragraph-rsid="008bede7" style:font-name-asian="Times New Roman1" style:font-size-asian="12pt" style:font-name-complex="Times New Roman1"/>
    </style:style>
    <style:style style:name="P94" style:family="paragraph" style:parent-style-name="normal">
      <style:text-properties fo:color="#000000" style:font-name="Times New Roman" fo:font-size="12pt" officeooo:rsid="008dca02" officeooo:paragraph-rsid="008dca02" style:font-name-asian="Times New Roman1" style:font-size-asian="12pt" style:font-name-complex="Times New Roman1"/>
    </style:style>
    <style:style style:name="P95" style:family="paragraph" style:parent-style-name="normal">
      <style:text-properties fo:color="#000000" style:font-name="Times New Roman" fo:font-size="12pt" officeooo:rsid="008f3656" officeooo:paragraph-rsid="008f3656" style:font-name-asian="Times New Roman1" style:font-size-asian="12pt" style:font-name-complex="Times New Roman1"/>
    </style:style>
    <style:style style:name="P96" style:family="paragraph" style:parent-style-name="normal">
      <style:text-properties fo:color="#000000" style:font-name="Times New Roman" fo:font-size="12pt" officeooo:rsid="0090554b" officeooo:paragraph-rsid="0090554b" style:font-name-asian="Times New Roman1" style:font-size-asian="12pt" style:font-name-complex="Times New Roman1"/>
    </style:style>
    <style:style style:name="P97" style:family="paragraph" style:parent-style-name="normal">
      <style:text-properties fo:color="#000000" style:font-name="Times New Roman" fo:font-size="12pt" officeooo:rsid="0092c487" officeooo:paragraph-rsid="0092c487" style:font-name-asian="Times New Roman1" style:font-size-asian="12pt" style:font-name-complex="Times New Roman1"/>
    </style:style>
    <style:style style:name="P98" style:family="paragraph" style:parent-style-name="normal">
      <style:text-properties fo:color="#000000" style:font-name="Times New Roman" fo:font-size="12pt" officeooo:rsid="0093e0b4" officeooo:paragraph-rsid="0093e0b4" style:font-name-asian="Times New Roman1" style:font-size-asian="12pt" style:font-name-complex="Times New Roman1"/>
    </style:style>
    <style:style style:name="P99" style:family="paragraph" style:parent-style-name="normal">
      <style:text-properties fo:color="#000000" style:font-name="Times New Roman" fo:font-size="12pt" officeooo:rsid="00958582" officeooo:paragraph-rsid="00958582" style:font-name-asian="Times New Roman1" style:font-size-asian="12pt" style:font-name-complex="Times New Roman1"/>
    </style:style>
    <style:style style:name="P100" style:family="paragraph" style:parent-style-name="normal">
      <style:text-properties fo:color="#000000" style:font-name="Times New Roman" fo:font-size="12pt" officeooo:rsid="0096f5bd" officeooo:paragraph-rsid="0096f5bd" style:font-name-asian="Times New Roman1" style:font-size-asian="12pt" style:font-name-complex="Times New Roman1"/>
    </style:style>
    <style:style style:name="P101" style:family="paragraph" style:parent-style-name="normal">
      <style:text-properties fo:color="#000000" style:font-name="Times New Roman" fo:font-size="12pt" officeooo:rsid="0098491c" officeooo:paragraph-rsid="0098491c" style:font-name-asian="Times New Roman1" style:font-size-asian="12pt" style:font-name-complex="Times New Roman1"/>
    </style:style>
    <style:style style:name="P102" style:family="paragraph" style:parent-style-name="normal">
      <style:text-properties fo:color="#000000" style:font-name="Times New Roman" fo:font-size="12pt" officeooo:rsid="00995a16" officeooo:paragraph-rsid="00995a16" style:font-name-asian="Times New Roman1" style:font-size-asian="12pt" style:font-name-complex="Times New Roman1"/>
    </style:style>
    <style:style style:name="P103" style:family="paragraph" style:parent-style-name="normal">
      <style:text-properties fo:color="#000000" style:font-name="Times New Roman" fo:font-size="12pt" officeooo:rsid="009b0c55" officeooo:paragraph-rsid="009b0c55" style:font-name-asian="Times New Roman1" style:font-size-asian="12pt" style:font-name-complex="Times New Roman1"/>
    </style:style>
    <style:style style:name="P104" style:family="paragraph" style:parent-style-name="normal">
      <style:text-properties fo:color="#000000" style:font-name="Times New Roman" fo:font-size="12pt" officeooo:rsid="0086a6ed" officeooo:paragraph-rsid="00487e29" style:font-name-asian="Times New Roman1" style:font-size-asian="12pt" style:font-name-complex="Times New Roman1"/>
    </style:style>
    <style:style style:name="P105" style:family="paragraph" style:parent-style-name="normal">
      <style:text-properties officeooo:rsid="007db663" officeooo:paragraph-rsid="007db663"/>
    </style:style>
    <style:style style:name="P106" style:family="paragraph" style:parent-style-name="normal">
      <style:text-properties officeooo:rsid="007e24b7" officeooo:paragraph-rsid="007e24b7"/>
    </style:style>
    <style:style style:name="P107" style:family="paragraph" style:parent-style-name="normal">
      <style:text-properties officeooo:rsid="007f1c60" officeooo:paragraph-rsid="007f1c60"/>
    </style:style>
    <style:style style:name="P108" style:family="paragraph" style:parent-style-name="normal">
      <style:text-properties officeooo:rsid="0080e691" officeooo:paragraph-rsid="0080e691"/>
    </style:style>
    <style:style style:name="P109" style:family="paragraph" style:parent-style-name="normal">
      <style:text-properties officeooo:rsid="0057e54a" officeooo:paragraph-rsid="00605c50"/>
    </style:style>
    <style:style style:name="P110" style:family="paragraph" style:parent-style-name="normal">
      <style:text-properties officeooo:rsid="005992b7" officeooo:paragraph-rsid="005992b7"/>
    </style:style>
    <style:style style:name="P111" style:family="paragraph" style:parent-style-name="normal">
      <style:text-properties officeooo:rsid="0083b3cf" officeooo:paragraph-rsid="0083b3cf"/>
    </style:style>
    <style:style style:name="P112" style:family="paragraph" style:parent-style-name="normal">
      <style:text-properties officeooo:rsid="00852e42" officeooo:paragraph-rsid="00852e42"/>
    </style:style>
    <style:style style:name="P113" style:family="paragraph" style:parent-style-name="normal">
      <style:text-properties officeooo:rsid="00852e42" officeooo:paragraph-rsid="00870622"/>
    </style:style>
    <style:style style:name="P114" style:family="paragraph" style:parent-style-name="normal">
      <style:text-properties officeooo:rsid="0088d86c" officeooo:paragraph-rsid="0088d86c"/>
    </style:style>
    <style:style style:name="P115" style:family="paragraph" style:parent-style-name="normal">
      <style:text-properties officeooo:rsid="009e52fc" officeooo:paragraph-rsid="009e52fc"/>
    </style:style>
    <style:style style:name="P116" style:family="paragraph" style:parent-style-name="normal">
      <style:text-properties officeooo:rsid="009e3862" officeooo:paragraph-rsid="00487e29"/>
    </style:style>
    <style:style style:name="P117" style:family="paragraph" style:parent-style-name="Standard">
      <style:text-properties officeooo:rsid="001ee4ef" officeooo:paragraph-rsid="001ee4ef"/>
    </style:style>
    <style:style style:name="P118" style:family="paragraph" style:parent-style-name="Standard">
      <style:text-properties officeooo:rsid="0028ed67" officeooo:paragraph-rsid="0045c05c"/>
    </style:style>
    <style:style style:name="P119" style:family="paragraph" style:parent-style-name="normal">
      <style:paragraph-properties fo:margin-left="0cm" fo:margin-right="0cm" fo:text-indent="0cm" style:auto-text-indent="false"/>
      <style:text-properties officeooo:rsid="0046b2d0" officeooo:paragraph-rsid="001ee4ef"/>
    </style:style>
    <style:style style:name="P120" style:family="paragraph" style:parent-style-name="normal">
      <style:paragraph-properties fo:margin-left="2.501cm" fo:margin-right="0cm" fo:text-indent="0cm" style:auto-text-indent="false"/>
      <style:text-properties fo:font-style="italic" officeooo:rsid="003cce65" officeooo:paragraph-rsid="001ee4ef" style:font-style-asian="italic" style:font-style-complex="italic"/>
    </style:style>
    <style:style style:name="P121" style:family="paragraph" style:parent-style-name="normal">
      <style:paragraph-properties fo:margin-left="2.501cm" fo:margin-right="0cm" fo:text-indent="0cm" style:auto-text-indent="false"/>
      <style:text-properties fo:font-style="italic" officeooo:rsid="0046b2d0" officeooo:paragraph-rsid="001ee4ef" style:font-style-asian="italic" style:font-style-complex="italic"/>
    </style:style>
    <style:style style:name="P122" style:family="paragraph" style:parent-style-name="normal">
      <style:paragraph-properties fo:margin-left="2.501cm" fo:margin-right="0cm" fo:text-indent="0cm" style:auto-text-indent="false"/>
      <style:text-properties fo:font-style="italic" officeooo:rsid="00401223" officeooo:paragraph-rsid="00401223" style:font-style-asian="italic" style:font-style-complex="italic"/>
    </style:style>
    <style:style style:name="P123" style:family="paragraph" style:parent-style-name="normal">
      <style:paragraph-properties fo:margin-left="2.501cm" fo:margin-right="0cm" fo:text-indent="0cm" style:auto-text-indent="false"/>
      <style:text-properties fo:font-style="italic" officeooo:rsid="0047b5c8" officeooo:paragraph-rsid="0047b5c8" style:font-style-asian="italic" style:font-style-complex="italic"/>
    </style:style>
    <style:style style:name="P124" style:family="paragraph" style:parent-style-name="normal">
      <style:paragraph-properties fo:margin-left="1.251cm" fo:margin-right="0cm" fo:text-indent="0cm" style:auto-text-indent="false"/>
      <style:text-properties fo:font-style="italic" officeooo:rsid="00227f97" officeooo:paragraph-rsid="00227f97" style:font-style-asian="italic" style:font-style-complex="italic"/>
    </style:style>
    <style:style style:name="P125" style:family="paragraph" style:parent-style-name="normal">
      <style:paragraph-properties fo:margin-left="1.251cm" fo:margin-right="0cm" fo:text-indent="0cm" style:auto-text-indent="false"/>
      <style:text-properties officeooo:rsid="005f6b8d" officeooo:paragraph-rsid="005f6b8d"/>
    </style:style>
    <style:style style:name="P126" style:family="paragraph" style:parent-style-name="normal">
      <style:paragraph-properties fo:margin-left="1.251cm" fo:margin-right="0cm" fo:text-indent="0cm" style:auto-text-indent="false"/>
      <style:text-properties officeooo:rsid="0028ed67" officeooo:paragraph-rsid="0028ed67"/>
    </style:style>
    <style:style style:name="P127" style:family="paragraph" style:parent-style-name="normal">
      <style:paragraph-properties fo:margin-left="1.251cm" fo:margin-right="0cm" fo:text-indent="0cm" style:auto-text-indent="false"/>
      <style:text-properties officeooo:rsid="0088c443" officeooo:paragraph-rsid="0088c443"/>
    </style:style>
    <style:style style:name="P128" style:family="paragraph" style:parent-style-name="normal">
      <style:paragraph-properties fo:margin-left="1.251cm" fo:margin-right="0cm" fo:text-indent="0cm" style:auto-text-indent="false"/>
      <style:text-properties fo:color="#000000" style:font-name="Times New Roman" fo:font-size="12pt" officeooo:rsid="0088c443" officeooo:paragraph-rsid="0028ed67" style:font-name-asian="Times New Roman1" style:font-size-asian="12pt" style:font-name-complex="Times New Roman1"/>
    </style:style>
    <style:style style:name="P129" style:family="paragraph" style:parent-style-name="normal">
      <style:paragraph-properties fo:margin-left="1.251cm" fo:margin-right="0cm" fo:text-indent="0cm" style:auto-text-indent="false"/>
      <style:text-properties fo:color="#000000" style:font-name="Times New Roman" fo:font-size="12pt" officeooo:rsid="0088c443" officeooo:paragraph-rsid="0088c443" style:font-name-asian="Times New Roman1" style:font-size-asian="12pt" style:font-name-complex="Times New Roman1"/>
    </style:style>
    <style:style style:name="P130" style:family="paragraph" style:parent-style-name="normal">
      <style:paragraph-properties fo:margin-left="1.251cm" fo:margin-right="0cm" fo:text-indent="0cm" style:auto-text-indent="false"/>
      <style:text-properties officeooo:rsid="00a40fd8" officeooo:paragraph-rsid="00a40fd8" fo:background-color="transparent"/>
    </style:style>
    <style:style style:name="P131" style:family="paragraph" style:parent-style-name="normal">
      <style:paragraph-properties fo:margin-left="2.963cm" fo:margin-right="0cm" fo:text-indent="0cm" style:auto-text-indent="false"/>
      <style:text-properties officeooo:rsid="00620c16" officeooo:paragraph-rsid="00487e29"/>
    </style:style>
    <style:style style:name="P132" style:family="paragraph" style:parent-style-name="Text_20_body">
      <style:text-properties officeooo:rsid="006c61a1" officeooo:paragraph-rsid="006c61a1"/>
    </style:style>
    <style:style style:name="P133" style:family="paragraph" style:parent-style-name="Text_20_body">
      <style:text-properties officeooo:rsid="00a70407" officeooo:paragraph-rsid="00a70407"/>
    </style:style>
    <style:style style:name="P134" style:family="paragraph" style:parent-style-name="Text_20_body">
      <style:text-properties officeooo:rsid="00b07449" officeooo:paragraph-rsid="00b07449"/>
    </style:style>
    <style:style style:name="P135" style:family="paragraph" style:parent-style-name="Text_20_body">
      <style:text-properties officeooo:rsid="00a9e52f" officeooo:paragraph-rsid="00b2c2fb"/>
    </style:style>
    <style:style style:name="P136" style:family="paragraph" style:parent-style-name="Standard" style:list-style-name="L8">
      <style:text-properties fo:language="es" fo:country="ES" officeooo:rsid="00843feb" officeooo:paragraph-rsid="00487e29"/>
    </style:style>
    <style:style style:name="P137" style:family="paragraph" style:parent-style-name="normal" style:list-style-name="L4">
      <style:text-properties officeooo:rsid="0029e2d9" officeooo:paragraph-rsid="0029e2d9"/>
    </style:style>
    <style:style style:name="P138" style:family="paragraph" style:parent-style-name="normal">
      <style:text-properties officeooo:rsid="0029e2d9" officeooo:paragraph-rsid="0029e2d9"/>
    </style:style>
    <style:style style:name="P139" style:family="paragraph" style:parent-style-name="normal" style:list-style-name="L4">
      <style:text-properties officeooo:rsid="0028f07a" officeooo:paragraph-rsid="0028f07a"/>
    </style:style>
    <style:style style:name="P140" style:family="paragraph" style:parent-style-name="normal" style:list-style-name="L5">
      <style:text-properties fo:color="#000000" style:font-name="Times New Roman" fo:font-size="12pt" officeooo:rsid="008bbe62" officeooo:paragraph-rsid="008bbe62" style:font-name-asian="Times New Roman1" style:font-size-asian="12pt" style:font-name-complex="Times New Roman1"/>
    </style:style>
    <style:style style:name="P141" style:family="paragraph" style:parent-style-name="normal" style:list-style-name="L6">
      <style:text-properties fo:color="#000000" style:font-name="Times New Roman" fo:font-size="12pt" officeooo:rsid="0090554b" officeooo:paragraph-rsid="0090554b" style:font-name-asian="Times New Roman1" style:font-size-asian="12pt" style:font-name-complex="Times New Roman1"/>
    </style:style>
    <style:style style:name="P142" style:family="paragraph" style:parent-style-name="normal" style:list-style-name="L7">
      <style:text-properties officeooo:rsid="005dd9b0" officeooo:paragraph-rsid="00487e29"/>
    </style:style>
    <style:style style:name="P143" style:family="paragraph" style:parent-style-name="normal" style:list-style-name="L8">
      <style:text-properties officeooo:rsid="00843feb" officeooo:paragraph-rsid="00487e29"/>
    </style:style>
    <style:style style:name="P144" style:family="paragraph" style:parent-style-name="normal" style:list-style-name="L9">
      <style:text-properties officeooo:rsid="0086a6ed" officeooo:paragraph-rsid="00487e29"/>
    </style:style>
    <style:style style:name="P145" style:family="paragraph" style:parent-style-name="normal" style:list-style-name="L10">
      <style:text-properties officeooo:rsid="0087fc0a" officeooo:paragraph-rsid="00487e29"/>
    </style:style>
    <style:style style:name="P146" style:family="paragraph" style:parent-style-name="normal" style:list-style-name="L11">
      <style:text-properties officeooo:rsid="00a08b62" officeooo:paragraph-rsid="00a08b62" fo:background-color="transparent"/>
    </style:style>
    <style:style style:name="P147" style:family="paragraph" style:parent-style-name="normal">
      <style:text-properties officeooo:rsid="0028ed67" officeooo:paragraph-rsid="0028ed67"/>
    </style:style>
    <style:style style:name="P148" style:family="paragraph" style:parent-style-name="normal">
      <style:text-properties officeooo:rsid="00227f97" officeooo:paragraph-rsid="00227f97"/>
    </style:style>
    <style:style style:name="P149" style:family="paragraph" style:parent-style-name="normal">
      <style:text-properties officeooo:rsid="00443c85" officeooo:paragraph-rsid="00443c85"/>
    </style:style>
    <style:style style:name="P150" style:family="paragraph" style:parent-style-name="normal">
      <style:text-properties officeooo:rsid="002a6a97" officeooo:paragraph-rsid="002a6a97"/>
    </style:style>
    <style:style style:name="P15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3a610e"/>
    </style:style>
    <style:style style:name="T2" style:family="text">
      <style:text-properties officeooo:rsid="00237ecc"/>
    </style:style>
    <style:style style:name="T3" style:family="text">
      <style:text-properties fo:background-color="#ffff00" loext:char-shading-value="0"/>
    </style:style>
    <style:style style:name="T4" style:family="text">
      <style:text-properties officeooo:rsid="0027b4ff" fo:background-color="#ffff00" loext:char-shading-value="0"/>
    </style:style>
    <style:style style:name="T5" style:family="text">
      <style:text-properties officeooo:rsid="0028f07a" fo:background-color="#ffff00" loext:char-shading-value="0"/>
    </style:style>
    <style:style style:name="T6" style:family="text">
      <style:text-properties officeooo:rsid="00387398" fo:background-color="#ffff00" loext:char-shading-value="0"/>
    </style:style>
    <style:style style:name="T7" style:family="text">
      <style:text-properties officeooo:rsid="0042de75" fo:background-color="#ffff00" loext:char-shading-value="0"/>
    </style:style>
    <style:style style:name="T8" style:family="text">
      <style:text-properties officeooo:rsid="0093e0b4" fo:background-color="#ffff00" loext:char-shading-value="0"/>
    </style:style>
    <style:style style:name="T9" style:family="text">
      <style:text-properties officeooo:rsid="00264d6a"/>
    </style:style>
    <style:style style:name="T10" style:family="text">
      <style:text-properties officeooo:rsid="0028f07a"/>
    </style:style>
    <style:style style:name="T11" style:family="text">
      <style:text-properties officeooo:rsid="0028f07a" fo:background-color="transparent" loext:char-shading-value="0"/>
    </style:style>
    <style:style style:name="T12" style:family="text">
      <style:text-properties officeooo:rsid="0045c05c" fo:background-color="transparent" loext:char-shading-value="0"/>
    </style:style>
    <style:style style:name="T13" style:family="text">
      <style:text-properties officeooo:rsid="0029e2d9"/>
    </style:style>
    <style:style style:name="T14" style:family="text">
      <style:text-properties officeooo:rsid="002a6a97"/>
    </style:style>
    <style:style style:name="T15" style:family="text">
      <style:text-properties officeooo:rsid="002de7f8"/>
    </style:style>
    <style:style style:name="T16" style:family="text">
      <style:text-properties officeooo:rsid="002e50d6"/>
    </style:style>
    <style:style style:name="T17" style:family="text">
      <style:text-properties officeooo:rsid="0030effb"/>
    </style:style>
    <style:style style:name="T18" style:family="text">
      <style:text-properties officeooo:rsid="0034ea71"/>
    </style:style>
    <style:style style:name="T19" style:family="text">
      <style:text-properties officeooo:rsid="00368321"/>
    </style:style>
    <style:style style:name="T20" style:family="text">
      <style:text-properties officeooo:rsid="003cb5ea"/>
    </style:style>
    <style:style style:name="T21" style:family="text">
      <style:text-properties officeooo:rsid="003e9aab"/>
    </style:style>
    <style:style style:name="T22" style:family="text">
      <style:text-properties officeooo:rsid="004206b8"/>
    </style:style>
    <style:style style:name="T23" style:family="text">
      <style:text-properties officeooo:rsid="0042de75"/>
    </style:style>
    <style:style style:name="T24" style:family="text">
      <style:text-properties fo:font-weight="bold" officeooo:rsid="0042de75" style:font-weight-asian="bold" style:font-weight-complex="bold"/>
    </style:style>
    <style:style style:name="T25" style:family="text">
      <style:text-properties fo:font-weight="bold" officeooo:rsid="00443c85" style:font-weight-asian="bold" style:font-weight-complex="bold"/>
    </style:style>
    <style:style style:name="T26" style:family="text">
      <style:text-properties officeooo:rsid="0045c05c"/>
    </style:style>
    <style:style style:name="T27" style:family="text">
      <style:text-properties officeooo:rsid="0047b5c8"/>
    </style:style>
    <style:style style:name="T28" style:family="text">
      <style:text-properties officeooo:rsid="005dd9b0"/>
    </style:style>
    <style:style style:name="T29" style:family="text">
      <style:text-properties officeooo:rsid="005e460e"/>
    </style:style>
    <style:style style:name="T30" style:family="text">
      <style:text-properties officeooo:rsid="005faacb"/>
    </style:style>
    <style:style style:name="T31" style:family="text">
      <style:text-properties officeooo:rsid="00605186"/>
    </style:style>
    <style:style style:name="T32" style:family="text">
      <style:text-properties officeooo:rsid="00640a55"/>
    </style:style>
    <style:style style:name="T33" style:family="text">
      <style:text-properties officeooo:rsid="0065077e"/>
    </style:style>
    <style:style style:name="T34" style:family="text">
      <style:text-properties officeooo:rsid="006635bf"/>
    </style:style>
    <style:style style:name="T35" style:family="text">
      <style:text-properties officeooo:rsid="006eff1f"/>
    </style:style>
    <style:style style:name="T36" style:family="text">
      <style:text-properties officeooo:rsid="006d849e"/>
    </style:style>
    <style:style style:name="T37" style:family="text">
      <style:text-properties officeooo:rsid="00701a24"/>
    </style:style>
    <style:style style:name="T38" style:family="text">
      <style:text-properties officeooo:rsid="0071d695"/>
    </style:style>
    <style:style style:name="T39" style:family="text">
      <style:text-properties officeooo:rsid="00725921"/>
    </style:style>
    <style:style style:name="T40" style:family="text">
      <style:text-properties officeooo:rsid="007fbaaa"/>
    </style:style>
    <style:style style:name="T41" style:family="text">
      <style:text-properties officeooo:rsid="008118cb"/>
    </style:style>
    <style:style style:name="T42" style:family="text">
      <style:text-properties officeooo:rsid="008a63ba"/>
    </style:style>
    <style:style style:name="T43" style:family="text">
      <style:text-properties officeooo:rsid="007783d5"/>
    </style:style>
    <style:style style:name="T44" style:family="text">
      <style:text-properties officeooo:rsid="0074a36b"/>
    </style:style>
    <style:style style:name="T45" style:family="text">
      <style:text-properties officeooo:rsid="007ae04e"/>
    </style:style>
    <style:style style:name="T46" style:family="text">
      <style:text-properties fo:color="#000000" style:font-name="Times New Roman" fo:font-size="12pt" style:font-name-asian="Times New Roman1" style:font-size-asian="12pt" style:font-name-complex="Times New Roman1"/>
    </style:style>
    <style:style style:name="T47" style:family="text">
      <style:text-properties fo:color="#000000" style:font-name="Times New Roman" fo:font-size="12pt" officeooo:rsid="007db4eb" style:font-name-asian="Times New Roman1" style:font-size-asian="12pt" style:font-name-complex="Times New Roman1"/>
    </style:style>
    <style:style style:name="T48" style:family="text">
      <style:text-properties fo:color="#000000" style:font-name="Times New Roman" fo:font-size="12pt" officeooo:rsid="0057e54a" style:font-name-asian="Times New Roman1" style:font-size-asian="12pt" style:font-name-complex="Times New Roman1"/>
    </style:style>
    <style:style style:name="T49" style:family="text">
      <style:text-properties fo:color="#000000" style:font-name="Times New Roman" fo:font-size="12pt" officeooo:rsid="006e030a" style:font-name-asian="Times New Roman1" style:font-size-asian="12pt" style:font-name-complex="Times New Roman1"/>
    </style:style>
    <style:style style:name="T50" style:family="text">
      <style:text-properties fo:color="#000000" style:font-name="Times New Roman" fo:font-size="12pt" officeooo:rsid="006ecd4e" style:font-name-asian="Times New Roman1" style:font-size-asian="12pt" style:font-name-complex="Times New Roman1"/>
    </style:style>
    <style:style style:name="T51" style:family="text">
      <style:text-properties fo:color="#000000" style:font-name="Times New Roman" fo:font-size="12pt" officeooo:rsid="006f8a54" style:font-name-asian="Times New Roman1" style:font-size-asian="12pt" style:font-name-complex="Times New Roman1"/>
    </style:style>
    <style:style style:name="T52" style:family="text">
      <style:text-properties fo:color="#000000" style:font-name="Times New Roman" fo:font-size="12pt" officeooo:rsid="0070928d" style:font-name-asian="Times New Roman1" style:font-size-asian="12pt" style:font-name-complex="Times New Roman1"/>
    </style:style>
    <style:style style:name="T53" style:family="text">
      <style:text-properties fo:color="#000000" style:font-name="Times New Roman" fo:font-size="12pt" officeooo:rsid="007168e5" style:font-name-asian="Times New Roman1" style:font-size-asian="12pt" style:font-name-complex="Times New Roman1"/>
    </style:style>
    <style:style style:name="T54" style:family="text">
      <style:text-properties fo:color="#000000" style:font-name="Times New Roman" fo:font-size="12pt" officeooo:rsid="0088c443" style:font-name-asian="Times New Roman1" style:font-size-asian="12pt" style:font-name-complex="Times New Roman1"/>
    </style:style>
    <style:style style:name="T55" style:family="text">
      <style:text-properties fo:color="#000000" style:font-name="Times New Roman" fo:font-size="12pt" fo:font-style="normal" fo:font-weight="normal" style:font-name-asian="Times New Roman1" style:font-size-asian="12pt" style:font-style-asian="normal" style:font-weight-asian="normal" style:font-name-complex="Times New Roman1" style:font-style-complex="normal" style:font-weight-complex="normal"/>
    </style:style>
    <style:style style:name="T56" style:family="text">
      <style:text-properties officeooo:rsid="004a4ce4"/>
    </style:style>
    <style:style style:name="T57" style:family="text">
      <style:text-properties officeooo:rsid="004ed9ab"/>
    </style:style>
    <style:style style:name="T58" style:family="text">
      <style:text-properties officeooo:rsid="00542772"/>
    </style:style>
    <style:style style:name="T59" style:family="text">
      <style:text-properties officeooo:rsid="0055ae7e"/>
    </style:style>
    <style:style style:name="T60" style:family="text">
      <style:text-properties officeooo:rsid="00560dae"/>
    </style:style>
    <style:style style:name="T61" style:family="text">
      <style:text-properties officeooo:rsid="005992b7"/>
    </style:style>
    <style:style style:name="T62" style:family="text">
      <style:text-properties officeooo:rsid="005a29b9"/>
    </style:style>
    <style:style style:name="T63" style:family="text">
      <style:text-properties officeooo:rsid="005c6cfb"/>
    </style:style>
    <style:style style:name="T64" style:family="text">
      <style:text-properties officeooo:rsid="005f2a88"/>
    </style:style>
    <style:style style:name="T65" style:family="text">
      <style:text-properties officeooo:rsid="005f565d"/>
    </style:style>
    <style:style style:name="T66" style:family="text">
      <style:text-properties officeooo:rsid="00622482"/>
    </style:style>
    <style:style style:name="T67" style:family="text">
      <style:text-properties officeooo:rsid="0063bbe6"/>
    </style:style>
    <style:style style:name="T68" style:family="text">
      <style:text-properties officeooo:rsid="00655a0d"/>
    </style:style>
    <style:style style:name="T69" style:family="text">
      <style:text-properties officeooo:rsid="00656f12"/>
    </style:style>
    <style:style style:name="T70" style:family="text">
      <style:text-properties officeooo:rsid="00681766"/>
    </style:style>
    <style:style style:name="T71" style:family="text">
      <style:text-properties fo:font-style="italic" fo:font-weight="bold" style:font-style-asian="italic" style:font-weight-asian="bold" style:font-style-complex="italic" style:font-weight-complex="bold"/>
    </style:style>
    <style:style style:name="T72" style:family="text">
      <style:text-properties fo:font-style="italic" fo:font-weight="bold" officeooo:rsid="007a58b3" style:font-style-asian="italic" style:font-weight-asian="bold" style:font-style-complex="italic" style:font-weight-complex="bold"/>
    </style:style>
    <style:style style:name="T73" style:family="text">
      <style:text-properties fo:font-style="normal" fo:font-weight="normal" style:font-style-asian="normal" style:font-weight-asian="normal" style:font-style-complex="normal" style:font-weight-complex="normal"/>
    </style:style>
    <style:style style:name="T74" style:family="text">
      <style:text-properties fo:font-style="normal" fo:font-weight="normal" officeooo:rsid="0069a790" style:font-style-asian="normal" style:font-weight-asian="normal" style:font-style-complex="normal" style:font-weight-complex="normal"/>
    </style:style>
    <style:style style:name="T75" style:family="text">
      <style:text-properties fo:font-style="normal" fo:font-weight="normal" officeooo:rsid="0072f9e4" style:font-style-asian="normal" style:font-weight-asian="normal" style:font-style-complex="normal" style:font-weight-complex="normal"/>
    </style:style>
    <style:style style:name="T76" style:family="text">
      <style:text-properties officeooo:rsid="007374ad"/>
    </style:style>
    <style:style style:name="T77" style:family="text">
      <style:text-properties officeooo:rsid="007618e6"/>
    </style:style>
    <style:style style:name="T78" style:family="text">
      <style:text-properties officeooo:rsid="007a58b3"/>
    </style:style>
    <style:style style:name="T79" style:family="text">
      <style:text-properties officeooo:rsid="007e24b7"/>
    </style:style>
    <style:style style:name="T80" style:family="text">
      <style:text-properties officeooo:rsid="007f1c60"/>
    </style:style>
    <style:style style:name="T81" style:family="text">
      <style:text-properties officeooo:rsid="0083b3cf"/>
    </style:style>
    <style:style style:name="T82" style:family="text">
      <style:text-properties officeooo:rsid="00852e42"/>
    </style:style>
    <style:style style:name="T83" style:family="text">
      <style:text-properties officeooo:rsid="00870622"/>
    </style:style>
    <style:style style:name="T84" style:family="text">
      <style:text-properties officeooo:rsid="0088c443"/>
    </style:style>
    <style:style style:name="T85" style:family="text">
      <style:text-properties officeooo:rsid="008dca02"/>
    </style:style>
    <style:style style:name="T86" style:family="text">
      <style:text-properties officeooo:rsid="0092c487"/>
    </style:style>
    <style:style style:name="T87" style:family="text">
      <style:text-properties officeooo:rsid="009b0c55"/>
    </style:style>
    <style:style style:name="T88" style:family="text">
      <style:text-properties officeooo:rsid="009c97a0"/>
    </style:style>
    <style:style style:name="T89" style:family="text">
      <style:text-properties officeooo:rsid="009e3862"/>
    </style:style>
    <style:style style:name="T90" style:family="text">
      <style:text-properties officeooo:rsid="009fb743"/>
    </style:style>
    <style:style style:name="T91" style:family="text">
      <style:text-properties officeooo:rsid="00a08b62"/>
    </style:style>
    <style:style style:name="T92" style:family="text">
      <style:text-properties officeooo:rsid="00a2d5b7"/>
    </style:style>
    <style:style style:name="T93" style:family="text">
      <style:text-properties officeooo:rsid="00a565a9"/>
    </style:style>
    <style:style style:name="T94" style:family="text">
      <style:text-properties officeooo:rsid="00aaae59"/>
    </style:style>
    <style:style style:name="T95" style:family="text">
      <style:text-properties officeooo:rsid="00b07449"/>
    </style:style>
    <style:style style:name="T96" style:family="text">
      <style:text-properties fo:font-variant="normal" fo:text-transform="none" style:use-window-font-color="true" style:text-outline="false" style:text-line-through-style="none" style:text-line-through-type="none" style:text-position="0% 100%" style:font-name="Times New Roman" fo:font-size="8pt" fo:letter-spacing="normal" fo:language="es" fo:country="AR" fo:font-style="italic" fo:text-shadow="none" style:text-underline-style="none" fo:font-weight="normal" style:text-underline-mode="continuous" style:text-overline-mode="continuous" style:text-line-through-mode="continuous"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97" style:family="text">
      <style:text-properties fo:font-size="10pt" fo:language="es" fo:country="AR" style:language-asian="zh" style:country-asian="CN" style:language-complex="hi" style:country-complex="IN"/>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changed-region xml:id="ct319471984" text:id="ct319471984">
          <text:insertion>
            <office:change-info>
              <dc:creator>Autor desconocido</dc:creator>
              <dc:date>2016-04-24T12:49:00</dc:date>
            </office:change-info>
          </text:insertion>
        </text:changed-region>
        <text:changed-region xml:id="ct319472096" text:id="ct319472096">
          <text:insertion>
            <office:change-info>
              <dc:creator>Autor desconocido</dc:creator>
              <dc:date>2014-09-15T12:17:00</dc:date>
            </office:change-info>
          </text:insertion>
        </text:changed-region>
        <text:changed-region xml:id="ct319472208" text:id="ct319472208">
          <text:insertion>
            <office:change-info>
              <dc:creator>Unknown Author</dc:creator>
              <dc:date>2014-06-22T11:54:00</dc:date>
            </office:change-info>
          </text:insertion>
        </text:changed-region>
        <text:changed-region xml:id="ct319472320" text:id="ct319472320">
          <text:insertion>
            <office:change-info>
              <dc:creator>Autor desconocido</dc:creator>
              <dc:date>2014-09-15T12:17:00</dc:date>
            </office:change-info>
          </text:insertion>
        </text:changed-region>
        <text:changed-region xml:id="ct319472432" text:id="ct319472432">
          <text:insertion>
            <office:change-info>
              <dc:creator>Unknown Author</dc:creator>
              <dc:date>2014-06-22T11:54:00</dc:date>
            </office:change-info>
          </text:insertion>
        </text:changed-region>
        <text:changed-region xml:id="ct319472656" text:id="ct319472656">
          <text:insertion>
            <office:change-info>
              <dc:creator>Eduardo Grosclaude</dc:creator>
              <dc:date>2014-06-22T06:34:00</dc:date>
            </office:change-info>
          </text:insertion>
        </text:changed-region>
        <text:changed-region xml:id="ct319472768" text:id="ct319472768">
          <text:insertion>
            <office:change-info>
              <dc:creator>Eduardo Grosclaude</dc:creator>
              <dc:date>2014-06-22T06:35:00</dc:date>
            </office:change-info>
          </text:insertion>
        </text:changed-region>
        <text:changed-region xml:id="ct319472880" text:id="ct319472880">
          <text:insertion>
            <office:change-info>
              <dc:creator>Eduardo Grosclaude</dc:creator>
              <dc:date>2014-06-22T06:36:00</dc:date>
            </office:change-info>
          </text:insertion>
        </text:changed-region>
        <text:changed-region xml:id="ct319472992" text:id="ct319472992">
          <text:insertion>
            <office:change-info>
              <dc:creator>Eduardo Grosclaude</dc:creator>
              <dc:date>2014-06-22T06:38:00</dc:date>
            </office:change-info>
          </text:insertion>
        </text:changed-region>
        <text:changed-region xml:id="ct319473104" text:id="ct319473104">
          <text:insertion>
            <office:change-info>
              <dc:creator>Eduardo Grosclaude</dc:creator>
              <dc:date>2014-06-22T06:40:00</dc:date>
            </office:change-info>
          </text:insertion>
        </text:changed-region>
        <text:changed-region xml:id="ct319473216" text:id="ct319473216">
          <text:insertion>
            <office:change-info>
              <dc:creator>Eduardo Grosclaude</dc:creator>
              <dc:date>2014-06-22T06:39:00</dc:date>
            </office:change-info>
          </text:insertion>
        </text:changed-region>
        <text:changed-region xml:id="ct319473328" text:id="ct319473328">
          <text:insertion>
            <office:change-info>
              <dc:creator>Eduardo Grosclaude</dc:creator>
              <dc:date>2014-06-22T06:40:00</dc:date>
            </office:change-info>
          </text:insertion>
        </text:changed-region>
        <text:changed-region xml:id="ct319473440" text:id="ct319473440">
          <text:insertion>
            <office:change-info>
              <dc:creator>Eduardo Grosclaude</dc:creator>
              <dc:date>2014-06-22T06:41:00</dc:date>
            </office:change-info>
          </text:insertion>
        </text:changed-region>
        <text:changed-region xml:id="ct319473552" text:id="ct319473552">
          <text:insertion>
            <office:change-info>
              <dc:creator>Eduardo Grosclaude</dc:creator>
              <dc:date>2014-06-22T06:38:00</dc:date>
            </office:change-info>
          </text:insertion>
        </text:changed-region>
        <text:changed-region xml:id="ct319473776" text:id="ct319473776">
          <text:insertion>
            <office:change-info>
              <dc:creator>Eduardo Grosclaude</dc:creator>
              <dc:date>2014-06-22T06:49:00</dc:date>
            </office:change-info>
          </text:insertion>
        </text:changed-region>
        <text:changed-region xml:id="ct319473888" text:id="ct319473888">
          <text:insertion>
            <office:change-info>
              <dc:creator>Eduardo Grosclaude</dc:creator>
              <dc:date>2014-06-22T07:06:00</dc:date>
            </office:change-info>
          </text:insertion>
        </text:changed-region>
        <text:changed-region xml:id="ct319474000" text:id="ct319474000">
          <text:insertion>
            <office:change-info>
              <dc:creator>Eduardo Grosclaude</dc:creator>
              <dc:date>2014-06-22T07:07:00</dc:date>
            </office:change-info>
          </text:insertion>
        </text:changed-region>
        <text:changed-region xml:id="ct319851712" text:id="ct319851712">
          <text:insertion>
            <office:change-info>
              <dc:creator>Eduardo Grosclaude</dc:creator>
              <dc:date>2014-06-22T07:09:00</dc:date>
            </office:change-info>
          </text:insertion>
        </text:changed-region>
        <text:changed-region xml:id="ct319851824" text:id="ct319851824">
          <text:insertion>
            <office:change-info>
              <dc:creator>Eduardo Grosclaude</dc:creator>
              <dc:date>2014-06-22T07:10:00</dc:date>
            </office:change-info>
          </text:insertion>
        </text:changed-region>
        <text:changed-region xml:id="ct319851936" text:id="ct319851936">
          <text:insertion>
            <office:change-info>
              <dc:creator>Eduardo Grosclaude</dc:creator>
              <dc:date>2014-06-22T07:11:00</dc:date>
            </office:change-info>
          </text:insertion>
        </text:changed-region>
        <text:changed-region xml:id="ct319852832" text:id="ct319852832">
          <text:insertion>
            <office:change-info>
              <dc:creator>Eduardo Grosclaude</dc:creator>
              <dc:date>2014-07-14T06:30:00</dc:date>
            </office:change-info>
          </text:insertion>
        </text:changed-region>
        <text:changed-region xml:id="ct319853392" text:id="ct319853392">
          <text:insertion>
            <office:change-info>
              <dc:creator>Autor desconocido</dc:creator>
              <dc:date>2016-04-24T12:46:00</dc:date>
            </office:change-info>
          </text:insertion>
        </text:changed-region>
        <text:changed-region xml:id="ct319853504" text:id="ct319853504">
          <text:insertion>
            <office:change-info>
              <dc:creator>Autor desconocido</dc:creator>
              <dc:date>2016-04-24T12:47:00</dc:date>
            </office:change-info>
          </text:insertion>
        </text:changed-region>
        <text:changed-region xml:id="ct319853616" text:id="ct319853616">
          <text:insertion>
            <office:change-info>
              <dc:creator>Unknown Author</dc:creator>
              <dc:date>2014-06-22T11:56:00</dc:date>
            </office:change-info>
          </text:insertion>
        </text:changed-region>
        <text:changed-region xml:id="ct319853728" text:id="ct319853728">
          <text:insertion>
            <office:change-info>
              <dc:creator>Unknown Author</dc:creator>
              <dc:date>2014-06-22T11:56:00</dc:date>
            </office:change-info>
          </text:insertion>
        </text:changed-region>
        <text:changed-region xml:id="ct319853840" text:id="ct319853840">
          <text:insertion>
            <office:change-info>
              <dc:creator>Unknown Author</dc:creator>
              <dc:date>2014-06-22T11:56:00</dc:date>
            </office:change-info>
          </text:insertion>
        </text:changed-region>
        <text:changed-region xml:id="ct319853952" text:id="ct319853952">
          <text:insertion>
            <office:change-info>
              <dc:creator>Unknown Author</dc:creator>
              <dc:date>2014-06-22T11:57:00</dc:date>
            </office:change-info>
          </text:insertion>
        </text:changed-region>
        <text:changed-region xml:id="ct319854064" text:id="ct319854064">
          <text:insertion>
            <office:change-info>
              <dc:creator>Unknown Author</dc:creator>
              <dc:date>2014-06-22T12:01:00</dc:date>
            </office:change-info>
          </text:insertion>
        </text:changed-region>
        <text:changed-region xml:id="ct319854176" text:id="ct319854176">
          <text:insertion>
            <office:change-info>
              <dc:creator>Eduardo Grosclaude</dc:creator>
              <dc:date>2014-07-14T06:29:00</dc:date>
            </office:change-info>
          </text:insertion>
        </text:changed-region>
        <text:changed-region xml:id="ct319854288" text:id="ct319854288">
          <text:insertion>
            <office:change-info>
              <dc:creator>Unknown Author</dc:creator>
              <dc:date>2014-06-22T12:01:00</dc:date>
            </office:change-info>
          </text:insertion>
        </text:changed-region>
        <text:changed-region xml:id="ct319854400" text:id="ct319854400">
          <text:insertion>
            <office:change-info>
              <dc:creator>Eduardo Grosclaude</dc:creator>
              <dc:date>2014-07-14T06:26:00</dc:date>
            </office:change-info>
          </text:insertion>
        </text:changed-region>
        <text:changed-region xml:id="ct319854512" text:id="ct319854512">
          <text:insertion>
            <office:change-info>
              <dc:creator>Eduardo Grosclaude</dc:creator>
              <dc:date>2014-07-14T06:26:00</dc:date>
            </office:change-info>
          </text:insertion>
        </text:changed-region>
        <text:changed-region xml:id="ct319854624" text:id="ct319854624">
          <text:insertion>
            <office:change-info>
              <dc:creator>Eduardo Grosclaude</dc:creator>
              <dc:date>2014-07-14T06:26:00</dc:date>
            </office:change-info>
          </text:insertion>
        </text:changed-region>
        <text:changed-region xml:id="ct319855520" text:id="ct319855520">
          <text:deletion>
            <office:change-info>
              <dc:creator>Eduardo Grosclaude</dc:creator>
              <dc:date>2014-07-14T06:26:00</dc:date>
            </office:change-info>
            <text:p text:style-name="P1">c</text:p>
          </text:deletion>
        </text:changed-region>
        <text:changed-region xml:id="ct319855632" text:id="ct319855632">
          <text:insertion>
            <office:change-info>
              <dc:creator>Eduardo Grosclaude</dc:creator>
              <dc:date>2014-07-14T06:25:00</dc:date>
            </office:change-info>
          </text:insertion>
        </text:changed-region>
        <text:changed-region xml:id="ct319883088" text:id="ct319883088">
          <text:deletion>
            <office:change-info>
              <dc:creator>Autor desconocido</dc:creator>
              <dc:date>2016-05-04T12:23:00</dc:date>
            </office:change-info>
            <text:p text:style-name="P1"><office:annotation><dc:creator>Andres Huayquil </dc:creator><dc:date>2016-04-24T13:29:13</dc:date><loext:sender-initials>A</loext:sender-initials><text:p text:style-name="P151"><text:span text:style-name="T96">Respuesta a Eduardo Grosclaude (14/07/2014, 06:25): "..."</text:span></text:p><text:p><text:span text:style-name="T97">Si sigo leyendo Andrews habla de lo mismo, aparentemente el libro de Andrews es bastante oldie...</text:span></text:p></office:annotation></text:p>
          </text:deletion>
          <text:insertion>
            <office:change-info office:chg-author="Andres Huayquil " office:chg-date-time="2016-04-24T13:29:00"/>
          </text:insertion>
        </text:changed-region>
        <text:changed-region xml:id="ct319883200" text:id="ct319883200">
          <text:insertion>
            <office:change-info>
              <dc:creator>Eduardo Grosclaude</dc:creator>
              <dc:date>2014-07-14T06:43:00</dc:date>
            </office:change-info>
          </text:insertion>
        </text:changed-region>
        <text:changed-region xml:id="ct319883312" text:id="ct319883312">
          <text:insertion>
            <office:change-info>
              <dc:creator>Eduardo Grosclaude</dc:creator>
              <dc:date>2014-07-14T06:54:00</dc:date>
            </office:change-info>
          </text:insertion>
        </text:changed-region>
        <text:changed-region xml:id="ct319883424" text:id="ct319883424">
          <text:insertion>
            <office:change-info>
              <dc:creator>Eduardo Grosclaude</dc:creator>
              <dc:date>2014-07-14T06:40:00</dc:date>
            </office:change-info>
          </text:insertion>
        </text:changed-region>
        <text:changed-region xml:id="ct319883536" text:id="ct319883536">
          <text:insertion>
            <office:change-info>
              <dc:creator>Eduardo Grosclaude</dc:creator>
              <dc:date>2014-07-14T06:41:00</dc:date>
            </office:change-info>
          </text:insertion>
        </text:changed-region>
        <text:changed-region xml:id="ct319883648" text:id="ct319883648">
          <text:insertion>
            <office:change-info>
              <dc:creator>Eduardo Grosclaude</dc:creator>
              <dc:date>2014-07-14T06:50:00</dc:date>
            </office:change-info>
          </text:insertion>
        </text:changed-region>
        <text:changed-region xml:id="ct319883760" text:id="ct319883760">
          <text:insertion>
            <office:change-info>
              <dc:creator>Eduardo Grosclaude</dc:creator>
              <dc:date>2014-07-14T06:51:00</dc:date>
            </office:change-info>
          </text:insertion>
        </text:changed-region>
        <text:changed-region xml:id="ct319883872" text:id="ct319883872">
          <text:insertion>
            <office:change-info>
              <dc:creator>Eduardo Grosclaude</dc:creator>
              <dc:date>2014-07-14T06:46:00</dc:date>
            </office:change-info>
          </text:insertion>
        </text:changed-region>
        <text:changed-region xml:id="ct319883984" text:id="ct319883984">
          <text:insertion>
            <office:change-info>
              <dc:creator>Eduardo Grosclaude</dc:creator>
              <dc:date>2014-07-14T07:01:00</dc:date>
            </office:change-info>
          </text:insertion>
        </text:changed-region>
        <text:changed-region xml:id="ct319884096" text:id="ct319884096">
          <text:insertion>
            <office:change-info>
              <dc:creator>Eduardo Grosclaude</dc:creator>
              <dc:date>2014-07-14T07:04:00</dc:date>
            </office:change-info>
          </text:insertion>
        </text:changed-region>
        <text:changed-region xml:id="ct319884208" text:id="ct319884208">
          <text:insertion>
            <office:change-info>
              <dc:creator>Eduardo Grosclaude</dc:creator>
              <dc:date>2014-07-14T07:04:00</dc:date>
            </office:change-info>
          </text:insertion>
        </text:changed-region>
        <text:changed-region xml:id="ct319884320" text:id="ct319884320">
          <text:insertion>
            <office:change-info>
              <dc:creator>Eduardo Grosclaude</dc:creator>
              <dc:date>2014-07-14T07:02:00</dc:date>
            </office:change-info>
          </text:insertion>
        </text:changed-region>
        <text:changed-region xml:id="ct319884432" text:id="ct319884432">
          <text:insertion>
            <office:change-info>
              <dc:creator>Eduardo Grosclaude</dc:creator>
              <dc:date>2014-07-14T07:02:00</dc:date>
            </office:change-info>
          </text:insertion>
        </text:changed-region>
        <text:changed-region xml:id="ct319884544" text:id="ct319884544">
          <text:insertion>
            <office:change-info>
              <dc:creator>Eduardo Grosclaude</dc:creator>
              <dc:date>2014-07-14T07:02:00</dc:date>
            </office:change-info>
          </text:insertion>
        </text:changed-region>
        <text:changed-region xml:id="ct319884656" text:id="ct319884656">
          <text:insertion>
            <office:change-info>
              <dc:creator>Eduardo Grosclaude</dc:creator>
              <dc:date>2014-07-14T07:05:00</dc:date>
            </office:change-info>
          </text:insertion>
        </text:changed-region>
        <text:changed-region xml:id="ct319884768" text:id="ct319884768">
          <text:insertion>
            <office:change-info>
              <dc:creator>Eduardo Grosclaude</dc:creator>
              <dc:date>2014-07-14T06:37:00</dc:date>
            </office:change-info>
          </text:insertion>
        </text:changed-region>
        <text:changed-region xml:id="ct319884880" text:id="ct319884880">
          <text:insertion>
            <office:change-info>
              <dc:creator>Eduardo Grosclaude</dc:creator>
              <dc:date>2014-07-14T07:04:00</dc:date>
            </office:change-info>
          </text:insertion>
        </text:changed-region>
        <text:changed-region xml:id="ct319884992" text:id="ct319884992">
          <text:deletion>
            <office:change-info>
              <dc:creator>Eduardo Grosclaude</dc:creator>
              <dc:date>2014-07-14T07:04:00</dc:date>
            </office:change-info>
            <text:p text:style-name="P2"/>
            <text:p text:style-name="P3"/>
            <text:p text:style-name="P2"/>
          </text:deletion>
        </text:changed-region>
        <text:changed-region xml:id="ct319885216" text:id="ct319885216">
          <text:deletion>
            <office:change-info>
              <dc:creator>Eduardo Grosclaude</dc:creator>
              <dc:date>2014-07-14T07:06:00</dc:date>
            </office:change-info>
            <text:p text:style-name="P4">La forma en que los procesos que conforman el programa paralelo trabajan es comunicándose entre ellos</text:p>
          </text:deletion>
        </text:changed-region>
        <text:changed-region xml:id="ct319885328" text:id="ct319885328">
          <text:insertion>
            <office:change-info>
              <dc:creator>Eduardo Grosclaude</dc:creator>
              <dc:date>2014-07-14T07:06:00</dc:date>
            </office:change-info>
          </text:insertion>
        </text:changed-region>
        <text:changed-region xml:id="ct319885440" text:id="ct319885440">
          <text:insertion>
            <office:change-info>
              <dc:creator>Eduardo Grosclaude</dc:creator>
              <dc:date>2014-07-14T07:07:00</dc:date>
            </office:change-info>
          </text:insertion>
        </text:changed-region>
        <text:changed-region xml:id="ct319885552" text:id="ct319885552">
          <text:deletion>
            <office:change-info>
              <dc:creator>Eduardo Grosclaude</dc:creator>
              <dc:date>2014-07-14T07:07:00</dc:date>
            </office:change-info>
            <text:p text:style-name="P5">Muy básicamente </text:p>
          </text:deletion>
        </text:changed-region>
        <text:changed-region xml:id="ct319885664" text:id="ct319885664">
          <text:insertion>
            <office:change-info>
              <dc:creator>Eduardo Grosclaude</dc:creator>
              <dc:date>2014-07-14T07:08:00</dc:date>
            </office:change-info>
          </text:insertion>
        </text:changed-region>
        <text:changed-region xml:id="ct319885776" text:id="ct319885776">
          <text:deletion>
            <office:change-info>
              <dc:creator>Eduardo Grosclaude</dc:creator>
              <dc:date>2014-07-14T07:08:00</dc:date>
            </office:change-info>
            <text:p text:style-name="P5">c</text:p>
          </text:deletion>
        </text:changed-region>
        <text:changed-region xml:id="ct319885888" text:id="ct319885888">
          <text:deletion>
            <office:change-info>
              <dc:creator>Eduardo Grosclaude</dc:creator>
              <dc:date>2014-07-14T07:08:00</dc:date>
            </office:change-info>
            <text:p text:style-name="P5">De nuevo básicamente explicamos l</text:p>
          </text:deletion>
        </text:changed-region>
        <text:changed-region xml:id="ct319886000" text:id="ct319886000">
          <text:insertion>
            <office:change-info>
              <dc:creator>Eduardo Grosclaude</dc:creator>
              <dc:date>2014-07-14T07:08:00</dc:date>
            </office:change-info>
          </text:insertion>
        </text:changed-region>
        <text:changed-region xml:id="ct319886112" text:id="ct319886112">
          <text:deletion>
            <office:change-info>
              <dc:creator>Eduardo Grosclaude</dc:creator>
              <dc:date>2014-07-14T07:08:00</dc:date>
            </office:change-info>
            <text:p text:style-name="P5">con </text:p>
          </text:deletion>
        </text:changed-region>
        <text:changed-region xml:id="ct319886224" text:id="ct319886224">
          <text:insertion>
            <office:change-info>
              <dc:creator>Eduardo Grosclaude</dc:creator>
              <dc:date>2014-07-14T07:08:00</dc:date>
            </office:change-info>
          </text:insertion>
        </text:changed-region>
        <text:changed-region xml:id="ct319886336" text:id="ct319886336">
          <text:deletion>
            <office:change-info>
              <dc:creator>Eduardo Grosclaude</dc:creator>
              <dc:date>2014-07-14T07:09:00</dc:date>
            </office:change-info>
            <text:p text:style-name="P5">, la cual simplemente </text:p>
          </text:deletion>
        </text:changed-region>
        <text:changed-region xml:id="ct319886448" text:id="ct319886448">
          <text:deletion>
            <office:change-info>
              <dc:creator>Eduardo Grosclaude</dc:creator>
              <dc:date>2014-07-14T07:09:00</dc:date>
            </office:change-info>
            <text:p text:style-name="P5">un proceso que envía </text:p>
          </text:deletion>
        </text:changed-region>
        <text:changed-region xml:id="ct319886560" text:id="ct319886560">
          <text:insertion>
            <office:change-info>
              <dc:creator>Eduardo Grosclaude</dc:creator>
              <dc:date>2014-07-14T07:09:00</dc:date>
            </office:change-info>
          </text:insertion>
        </text:changed-region>
        <text:changed-region xml:id="ct319886672" text:id="ct319886672">
          <text:deletion>
            <office:change-info>
              <dc:creator>Eduardo Grosclaude</dc:creator>
              <dc:date>2014-07-14T07:09:00</dc:date>
            </office:change-info>
            <text:p text:style-name="P5">un mensaje a otro </text:p>
          </text:deletion>
        </text:changed-region>
        <text:changed-region xml:id="ct319886784" text:id="ct319886784">
          <text:insertion>
            <office:change-info>
              <dc:creator>Eduardo Grosclaude</dc:creator>
              <dc:date>2014-07-14T07:09:00</dc:date>
            </office:change-info>
          </text:insertion>
        </text:changed-region>
        <text:changed-region xml:id="ct319886896" text:id="ct319886896">
          <text:deletion>
            <office:change-info>
              <dc:creator>Eduardo Grosclaude</dc:creator>
              <dc:date>2014-07-14T07:09:00</dc:date>
            </office:change-info>
            <text:p text:style-name="P5">proceso,</text:p>
          </text:deletion>
        </text:changed-region>
        <text:changed-region xml:id="ct319887008" text:id="ct319887008">
          <text:insertion>
            <office:change-info>
              <dc:creator>Eduardo Grosclaude</dc:creator>
              <dc:date>2014-07-14T07:10:00</dc:date>
            </office:change-info>
          </text:insertion>
        </text:changed-region>
        <text:changed-region xml:id="ct319947968" text:id="ct319947968">
          <text:insertion>
            <office:change-info>
              <dc:creator>Autor desconocido</dc:creator>
              <dc:date>2014-09-15T21:16:00</dc:date>
            </office:change-info>
          </text:insertion>
        </text:changed-region>
        <text:changed-region xml:id="ct319948080" text:id="ct319948080">
          <text:insertion>
            <office:change-info>
              <dc:creator>Andres Huayquil </dc:creator>
              <dc:date>2016-04-24T14:55:00</dc:date>
            </office:change-info>
          </text:insertion>
        </text:changed-region>
        <text:changed-region xml:id="ct319948192" text:id="ct319948192">
          <text:insertion>
            <office:change-info>
              <dc:creator>Andres Huayquil </dc:creator>
              <dc:date>2016-04-24T15:17:00</dc:date>
            </office:change-info>
          </text:insertion>
        </text:changed-region>
        <text:changed-region xml:id="ct319948304" text:id="ct319948304">
          <text:insertion>
            <office:change-info>
              <dc:creator>Andres Huayquil </dc:creator>
              <dc:date>2016-04-24T15:18:00</dc:date>
            </office:change-info>
          </text:insertion>
        </text:changed-region>
        <text:changed-region xml:id="ct319948416" text:id="ct319948416">
          <text:insertion>
            <office:change-info>
              <dc:creator>Andres Huayquil </dc:creator>
              <dc:date>2016-04-24T15:19:00</dc:date>
            </office:change-info>
          </text:insertion>
        </text:changed-region>
        <text:changed-region xml:id="ct319948528" text:id="ct319948528">
          <text:insertion>
            <office:change-info>
              <dc:creator>Andres Huayquil </dc:creator>
              <dc:date>2016-04-24T15:20:00</dc:date>
            </office:change-info>
          </text:insertion>
        </text:changed-region>
        <text:changed-region xml:id="ct319948640" text:id="ct319948640">
          <text:insertion>
            <office:change-info>
              <dc:creator>Andres Huayquil </dc:creator>
              <dc:date>2016-04-24T15:21:00</dc:date>
            </office:change-info>
          </text:insertion>
        </text:changed-region>
        <text:changed-region xml:id="ct319948752" text:id="ct319948752">
          <text:insertion>
            <office:change-info>
              <dc:creator>Andres Huayquil </dc:creator>
              <dc:date>2016-04-24T15:22:00</dc:date>
            </office:change-info>
          </text:insertion>
        </text:changed-region>
        <text:changed-region xml:id="ct319948864" text:id="ct319948864">
          <text:insertion>
            <office:change-info>
              <dc:creator>Andres Huayquil </dc:creator>
              <dc:date>2016-04-24T15:23:00</dc:date>
            </office:change-info>
          </text:insertion>
        </text:changed-region>
        <text:changed-region xml:id="ct319948976" text:id="ct319948976">
          <text:insertion>
            <office:change-info>
              <dc:creator>Andres Huayquil </dc:creator>
              <dc:date>2016-04-24T15:28:00</dc:date>
            </office:change-info>
          </text:insertion>
        </text:changed-region>
        <text:changed-region xml:id="ct319949088" text:id="ct319949088">
          <text:insertion>
            <office:change-info>
              <dc:creator>Andres Huayquil </dc:creator>
              <dc:date>2016-04-24T15:29:00</dc:date>
            </office:change-info>
          </text:insertion>
        </text:changed-region>
        <text:changed-region xml:id="ct319949200" text:id="ct319949200">
          <text:insertion>
            <office:change-info>
              <dc:creator>Andres Huayquil </dc:creator>
              <dc:date>2016-04-24T15:31:00</dc:date>
            </office:change-info>
          </text:insertion>
        </text:changed-region>
        <text:changed-region xml:id="ct319949312" text:id="ct319949312">
          <text:insertion>
            <office:change-info>
              <dc:creator>Andres Huayquil </dc:creator>
              <dc:date>2016-04-26T15:26:00</dc:date>
            </office:change-info>
          </text:insertion>
        </text:changed-region>
        <text:changed-region xml:id="ct319949424" text:id="ct319949424">
          <text:insertion>
            <office:change-info>
              <dc:creator>Andres Huayquil </dc:creator>
              <dc:date>2016-04-24T15:32:00</dc:date>
            </office:change-info>
          </text:insertion>
        </text:changed-region>
        <text:changed-region xml:id="ct319949536" text:id="ct319949536">
          <text:insertion>
            <office:change-info>
              <dc:creator>Andres Huayquil </dc:creator>
              <dc:date>2016-04-25T19:55:00</dc:date>
            </office:change-info>
          </text:insertion>
        </text:changed-region>
        <text:changed-region xml:id="ct319949648" text:id="ct319949648">
          <text:insertion>
            <office:change-info>
              <dc:creator>Andres Huayquil </dc:creator>
              <dc:date>2016-04-24T15:32:00</dc:date>
            </office:change-info>
          </text:insertion>
        </text:changed-region>
        <text:changed-region xml:id="ct319949760" text:id="ct319949760">
          <text:insertion>
            <office:change-info>
              <dc:creator>Andres Huayquil </dc:creator>
              <dc:date>2016-04-28T18:40:00</dc:date>
            </office:change-info>
          </text:insertion>
        </text:changed-region>
        <text:changed-region xml:id="ct319949872" text:id="ct319949872">
          <text:insertion>
            <office:change-info>
              <dc:creator>Andres Huayquil </dc:creator>
              <dc:date>2016-04-28T18:41:00</dc:date>
            </office:change-info>
          </text:insertion>
        </text:changed-region>
        <text:changed-region xml:id="ct319949984" text:id="ct319949984">
          <text:insertion>
            <office:change-info>
              <dc:creator>Andres Huayquil </dc:creator>
              <dc:date>2016-04-28T18:42:00</dc:date>
            </office:change-info>
          </text:insertion>
        </text:changed-region>
        <text:changed-region xml:id="ct319950096" text:id="ct319950096">
          <text:insertion>
            <office:change-info>
              <dc:creator>Andres Huayquil </dc:creator>
              <dc:date>2016-04-28T18:45:00</dc:date>
            </office:change-info>
          </text:insertion>
        </text:changed-region>
        <text:changed-region xml:id="ct319950208" text:id="ct319950208">
          <text:insertion>
            <office:change-info>
              <dc:creator>Andres Huayquil </dc:creator>
              <dc:date>2016-04-28T18:46:00</dc:date>
            </office:change-info>
          </text:insertion>
        </text:changed-region>
        <text:changed-region xml:id="ct319950320" text:id="ct319950320">
          <text:insertion>
            <office:change-info>
              <dc:creator>Andres Huayquil </dc:creator>
              <dc:date>2016-04-28T18:47:00</dc:date>
            </office:change-info>
          </text:insertion>
        </text:changed-region>
        <text:changed-region xml:id="ct319950432" text:id="ct319950432">
          <text:insertion>
            <office:change-info>
              <dc:creator>Andres Huayquil </dc:creator>
              <dc:date>2016-04-28T18:48:00</dc:date>
            </office:change-info>
          </text:insertion>
        </text:changed-region>
        <text:changed-region xml:id="ct319950544" text:id="ct319950544">
          <text:insertion>
            <office:change-info>
              <dc:creator>Autor desconocido</dc:creator>
              <dc:date>2014-09-15T21:16:00</dc:date>
            </office:change-info>
          </text:insertion>
        </text:changed-region>
        <text:changed-region xml:id="ct319950656" text:id="ct319950656">
          <text:insertion>
            <office:change-info>
              <dc:creator>Andres Huayquil </dc:creator>
              <dc:date>2016-04-28T18:48:00</dc:date>
            </office:change-info>
          </text:insertion>
        </text:changed-region>
        <text:changed-region xml:id="ct319950768" text:id="ct319950768">
          <text:insertion>
            <office:change-info>
              <dc:creator>Andres Huayquil </dc:creator>
              <dc:date>2016-04-28T18:59:00</dc:date>
            </office:change-info>
          </text:insertion>
        </text:changed-region>
        <text:changed-region xml:id="ct319950880" text:id="ct319950880">
          <text:insertion>
            <office:change-info>
              <dc:creator>Andres Huayquil </dc:creator>
              <dc:date>2016-04-28T19:00:00</dc:date>
            </office:change-info>
          </text:insertion>
        </text:changed-region>
        <text:changed-region xml:id="ct319950992" text:id="ct319950992">
          <text:insertion>
            <office:change-info>
              <dc:creator>Andres Huayquil </dc:creator>
              <dc:date>2016-04-28T19:01:00</dc:date>
            </office:change-info>
          </text:insertion>
        </text:changed-region>
        <text:changed-region xml:id="ct319951104" text:id="ct319951104">
          <text:insertion>
            <office:change-info>
              <dc:creator>Andres Huayquil </dc:creator>
              <dc:date>2016-04-28T19:12:00</dc:date>
            </office:change-info>
          </text:insertion>
        </text:changed-region>
        <text:changed-region xml:id="ct319951216" text:id="ct319951216">
          <text:insertion>
            <office:change-info>
              <dc:creator>Andres Huayquil </dc:creator>
              <dc:date>2016-04-28T19:13:00</dc:date>
            </office:change-info>
          </text:insertion>
        </text:changed-region>
        <text:changed-region xml:id="ct319951328" text:id="ct319951328">
          <text:insertion>
            <office:change-info>
              <dc:creator>Andres Huayquil </dc:creator>
              <dc:date>2016-04-28T19:14:00</dc:date>
            </office:change-info>
          </text:insertion>
        </text:changed-region>
        <text:changed-region xml:id="ct319951440" text:id="ct319951440">
          <text:insertion>
            <office:change-info>
              <dc:creator>Andres Huayquil </dc:creator>
              <dc:date>2016-04-28T19:21:00</dc:date>
            </office:change-info>
          </text:insertion>
        </text:changed-region>
        <text:changed-region xml:id="ct319951552" text:id="ct319951552">
          <text:insertion>
            <office:change-info>
              <dc:creator>Andres Huayquil </dc:creator>
              <dc:date>2016-04-28T19:02:00</dc:date>
            </office:change-info>
          </text:insertion>
        </text:changed-region>
        <text:changed-region xml:id="ct319951664" text:id="ct319951664">
          <text:insertion>
            <office:change-info>
              <dc:creator>Andres Huayquil </dc:creator>
              <dc:date>2016-04-28T19:15:00</dc:date>
            </office:change-info>
          </text:insertion>
        </text:changed-region>
        <text:changed-region xml:id="ct319951776" text:id="ct319951776">
          <text:insertion>
            <office:change-info>
              <dc:creator>Andres Huayquil </dc:creator>
              <dc:date>2016-04-28T19:17:00</dc:date>
            </office:change-info>
          </text:insertion>
        </text:changed-region>
        <text:changed-region xml:id="ct319951888" text:id="ct319951888">
          <text:insertion>
            <office:change-info>
              <dc:creator>Andres Huayquil </dc:creator>
              <dc:date>2016-04-28T19:18:00</dc:date>
            </office:change-info>
          </text:insertion>
        </text:changed-region>
        <text:changed-region xml:id="ct319836552" text:id="ct319836552">
          <text:insertion>
            <office:change-info>
              <dc:creator>Andres Huayquil </dc:creator>
              <dc:date>2016-04-28T19:19:00</dc:date>
            </office:change-info>
          </text:insertion>
        </text:changed-region>
        <text:changed-region xml:id="ct319836776" text:id="ct319836776">
          <text:insertion>
            <office:change-info>
              <dc:creator>Autor desconocido</dc:creator>
              <dc:date>2014-09-15T21:16:00</dc:date>
            </office:change-info>
          </text:insertion>
        </text:changed-region>
        <text:changed-region xml:id="ct319836888" text:id="ct319836888">
          <text:insertion>
            <office:change-info>
              <dc:creator>Andres Huayquil </dc:creator>
              <dc:date>2016-04-24T21:22:00</dc:date>
            </office:change-info>
          </text:insertion>
        </text:changed-region>
        <text:changed-region xml:id="ct319837000" text:id="ct319837000">
          <text:insertion>
            <office:change-info>
              <dc:creator>Andres Huayquil </dc:creator>
              <dc:date>2016-04-24T21:23:00</dc:date>
            </office:change-info>
          </text:insertion>
        </text:changed-region>
        <text:changed-region xml:id="ct319837112" text:id="ct319837112">
          <text:insertion>
            <office:change-info>
              <dc:creator>Autor desconocido</dc:creator>
              <dc:date>2014-09-15T21:16:00</dc:date>
            </office:change-info>
          </text:insertion>
        </text:changed-region>
        <text:changed-region xml:id="ct319837224" text:id="ct319837224">
          <text:insertion>
            <office:change-info>
              <dc:creator>Andres Huayquil </dc:creator>
              <dc:date>2016-04-24T21:23:00</dc:date>
            </office:change-info>
          </text:insertion>
        </text:changed-region>
        <text:changed-region xml:id="ct319837336" text:id="ct319837336">
          <text:insertion>
            <office:change-info>
              <dc:creator>Autor desconocido</dc:creator>
              <dc:date>2014-09-15T21:16:00</dc:date>
            </office:change-info>
          </text:insertion>
        </text:changed-region>
        <text:changed-region xml:id="ct319837448" text:id="ct319837448">
          <text:insertion>
            <office:change-info>
              <dc:creator>Andres Huayquil </dc:creator>
              <dc:date>2016-04-24T21:23:00</dc:date>
            </office:change-info>
          </text:insertion>
        </text:changed-region>
        <text:changed-region xml:id="ct319837560" text:id="ct319837560">
          <text:insertion>
            <office:change-info>
              <dc:creator>Autor desconocido</dc:creator>
              <dc:date>2014-09-15T21:16:00</dc:date>
            </office:change-info>
          </text:insertion>
        </text:changed-region>
        <text:changed-region xml:id="ct319837672" text:id="ct319837672">
          <text:insertion>
            <office:change-info>
              <dc:creator>Andres Huayquil </dc:creator>
              <dc:date>2016-05-02T20:09:00</dc:date>
            </office:change-info>
          </text:insertion>
        </text:changed-region>
        <text:changed-region xml:id="ct319837784" text:id="ct319837784">
          <text:insertion>
            <office:change-info>
              <dc:creator>Andres Huayquil </dc:creator>
              <dc:date>2016-05-02T20:07:00</dc:date>
            </office:change-info>
          </text:insertion>
        </text:changed-region>
        <text:changed-region xml:id="ct319837896" text:id="ct319837896">
          <text:insertion>
            <office:change-info>
              <dc:creator>Andres Huayquil </dc:creator>
              <dc:date>2016-05-02T20:12:00</dc:date>
            </office:change-info>
          </text:insertion>
        </text:changed-region>
        <text:changed-region xml:id="ct319838008" text:id="ct319838008">
          <text:insertion>
            <office:change-info>
              <dc:creator>Andres Huayquil </dc:creator>
              <dc:date>2016-05-02T20:13:00</dc:date>
            </office:change-info>
          </text:insertion>
        </text:changed-region>
        <text:changed-region xml:id="ct319838120" text:id="ct319838120">
          <text:insertion>
            <office:change-info>
              <dc:creator>Andres Huayquil </dc:creator>
              <dc:date>2016-05-02T20:14:00</dc:date>
            </office:change-info>
          </text:insertion>
        </text:changed-region>
        <text:changed-region xml:id="ct319838232" text:id="ct319838232">
          <text:insertion>
            <office:change-info>
              <dc:creator>Andres Huayquil </dc:creator>
              <dc:date>2016-05-02T20:11:00</dc:date>
            </office:change-info>
          </text:insertion>
        </text:changed-region>
        <text:changed-region xml:id="ct319838456" text:id="ct319838456">
          <text:insertion>
            <office:change-info>
              <dc:creator>Autor desconocido</dc:creator>
              <dc:date>2014-09-15T21:16:00</dc:date>
            </office:change-info>
          </text:insertion>
        </text:changed-region>
        <text:changed-region xml:id="ct319838568" text:id="ct319838568">
          <text:insertion>
            <office:change-info>
              <dc:creator>Andres Huayquil </dc:creator>
              <dc:date>2016-05-02T20:06:00</dc:date>
            </office:change-info>
          </text:insertion>
        </text:changed-region>
        <text:changed-region xml:id="ct319838904" text:id="ct319838904">
          <text:insertion>
            <office:change-info>
              <dc:creator>Autor desconocido</dc:creator>
              <dc:date>2014-09-15T21:16:00</dc:date>
            </office:change-info>
          </text:insertion>
        </text:changed-region>
        <text:changed-region xml:id="ct319839016" text:id="ct319839016">
          <text:insertion>
            <office:change-info>
              <dc:creator>Andres Huayquil </dc:creator>
              <dc:date>2016-05-02T20:15:00</dc:date>
            </office:change-info>
          </text:insertion>
        </text:changed-region>
        <text:changed-region xml:id="ct319839128" text:id="ct319839128">
          <text:insertion>
            <office:change-info>
              <dc:creator>Andres Huayquil </dc:creator>
              <dc:date>2016-05-02T20:16:00</dc:date>
            </office:change-info>
          </text:insertion>
        </text:changed-region>
        <text:changed-region xml:id="ct319839240" text:id="ct319839240">
          <text:insertion>
            <office:change-info>
              <dc:creator>Andres Huayquil </dc:creator>
              <dc:date>2016-05-02T20:18:00</dc:date>
            </office:change-info>
          </text:insertion>
        </text:changed-region>
        <text:changed-region xml:id="ct319839352" text:id="ct319839352">
          <text:insertion>
            <office:change-info>
              <dc:creator>Andres Huayquil </dc:creator>
              <dc:date>2016-05-02T20:19:00</dc:date>
            </office:change-info>
          </text:insertion>
        </text:changed-region>
        <text:changed-region xml:id="ct319839464" text:id="ct319839464">
          <text:insertion>
            <office:change-info>
              <dc:creator>Andres Huayquil </dc:creator>
              <dc:date>2016-05-02T20:20:00</dc:date>
            </office:change-info>
          </text:insertion>
        </text:changed-region>
        <text:changed-region xml:id="ct319839688" text:id="ct319839688">
          <text:insertion>
            <office:change-info>
              <dc:creator>Andres Huayquil </dc:creator>
              <dc:date>2016-05-02T20:21:00</dc:date>
            </office:change-info>
          </text:insertion>
        </text:changed-region>
        <text:changed-region xml:id="ct319839800" text:id="ct319839800">
          <text:insertion>
            <office:change-info>
              <dc:creator>Autor desconocido</dc:creator>
              <dc:date>2014-09-15T21:16:00</dc:date>
            </office:change-info>
          </text:insertion>
        </text:changed-region>
        <text:changed-region xml:id="ct319839912" text:id="ct319839912">
          <text:insertion>
            <office:change-info>
              <dc:creator>Andres Huayquil </dc:creator>
              <dc:date>2016-04-24T21:25:00</dc:date>
            </office:change-info>
          </text:insertion>
        </text:changed-region>
        <text:changed-region xml:id="ct319840024" text:id="ct319840024">
          <text:insertion>
            <office:change-info>
              <dc:creator>Autor desconocido</dc:creator>
              <dc:date>2014-09-15T21:16:00</dc:date>
            </office:change-info>
          </text:insertion>
        </text:changed-region>
        <text:changed-region xml:id="ct319840136" text:id="ct319840136">
          <text:insertion>
            <office:change-info>
              <dc:creator>Andres Huayquil </dc:creator>
              <dc:date>2016-04-24T21:20:00</dc:date>
            </office:change-info>
          </text:insertion>
        </text:changed-region>
        <text:changed-region xml:id="ct319840248" text:id="ct319840248">
          <text:insertion>
            <office:change-info>
              <dc:creator>Andres Huayquil </dc:creator>
              <dc:date>2016-04-24T21:21:00</dc:date>
            </office:change-info>
          </text:insertion>
        </text:changed-region>
        <text:changed-region xml:id="ct320062672" text:id="ct320062672">
          <text:insertion>
            <office:change-info>
              <dc:creator>Andres Huayquil </dc:creator>
              <dc:date>2016-04-27T21:42:00</dc:date>
            </office:change-info>
          </text:insertion>
        </text:changed-region>
        <text:changed-region xml:id="ct320062784" text:id="ct320062784">
          <text:insertion>
            <office:change-info>
              <dc:creator>Andres Huayquil </dc:creator>
              <dc:date>2016-04-27T21:43:00</dc:date>
            </office:change-info>
          </text:insertion>
        </text:changed-region>
        <text:changed-region xml:id="ct320062896" text:id="ct320062896">
          <text:insertion>
            <office:change-info>
              <dc:creator>Andres Huayquil </dc:creator>
              <dc:date>2016-05-02T21:24:00</dc:date>
            </office:change-info>
          </text:insertion>
        </text:changed-region>
        <text:changed-region xml:id="ct320063008" text:id="ct320063008">
          <text:insertion>
            <office:change-info>
              <dc:creator>Andres Huayquil </dc:creator>
              <dc:date>2016-05-03T21:02:00</dc:date>
            </office:change-info>
          </text:insertion>
        </text:changed-region>
        <text:changed-region xml:id="ct320063120" text:id="ct320063120">
          <text:insertion>
            <office:change-info>
              <dc:creator>Autor desconocido</dc:creator>
              <dc:date>2016-05-04T12:03:00</dc:date>
            </office:change-info>
          </text:insertion>
        </text:changed-region>
        <text:changed-region xml:id="ct320063232" text:id="ct320063232">
          <text:insertion>
            <office:change-info>
              <dc:creator>Andres Huayquil </dc:creator>
              <dc:date>2016-05-03T21:02:00</dc:date>
            </office:change-info>
          </text:insertion>
        </text:changed-region>
        <text:changed-region xml:id="ct320063344" text:id="ct320063344">
          <text:insertion>
            <office:change-info>
              <dc:creator>Autor desconocido</dc:creator>
              <dc:date>2016-05-04T12:03:00</dc:date>
            </office:change-info>
          </text:insertion>
        </text:changed-region>
        <text:changed-region xml:id="ct320063456" text:id="ct320063456">
          <text:insertion>
            <office:change-info>
              <dc:creator>Andres Huayquil </dc:creator>
              <dc:date>2016-05-03T21:02:00</dc:date>
            </office:change-info>
          </text:insertion>
        </text:changed-region>
        <text:changed-region xml:id="ct320063568" text:id="ct320063568">
          <text:insertion>
            <office:change-info>
              <dc:creator>Autor desconocido</dc:creator>
              <dc:date>2016-05-04T12:03:00</dc:date>
            </office:change-info>
          </text:insertion>
        </text:changed-region>
        <text:changed-region xml:id="ct320063680" text:id="ct320063680">
          <text:insertion>
            <office:change-info>
              <dc:creator>Andres Huayquil </dc:creator>
              <dc:date>2016-05-03T21:0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7">CAPITULO 2</text:p>
      <text:p text:style-name="P117"/>
      <text:p text:style-name="P120">Capítulo 2 revisión de los antecedentes de HPC, trabajos sobre fortran y hpc, openmp solo y sobre fortran</text:p>
      <text:p text:style-name="P120"/>
      <text:p text:style-name="P121">2.1 programación paralela</text:p>
      <text:p text:style-name="P121">2.<text:change-start text:change-id="ct319471984"/><text:span text:style-name="T57">2</text:span><text:change-end text:change-id="ct319471984"/> fortran</text:p>
      <text:p text:style-name="P121">2.3 openmp</text:p>
      <text:p text:style-name="P121">2.4 openmp y fortran<text:change-start text:change-id="ct319472096"/></text:p>
      <text:p text:style-name="P123">2.5 optimización<text:change-end text:change-id="ct319472096"/><text:change-start text:change-id="ct319472208"/></text:p>
      <text:p text:style-name="P122">2.<text:change-end text:change-id="ct319472208"/><text:change-start text:change-id="ct319472320"/><text:span text:style-name="T27">6</text:span><text:change-end text:change-id="ct319472320"/><text:change-start text:change-id="ct319472432"/> aplicación en cuestión<text:change-end text:change-id="ct319472432"/></text:p>
      <text:p text:style-name="P119"/>
      <text:p text:style-name="P117"/>
      <text:p text:style-name="P17">Soluciones de Programación Paralela</text:p>
      <text:p text:style-name="P14">ó</text:p>
      <text:p text:style-name="P18">Programación Paralela aplicada a soluciones de Computación Científica</text:p>
      <text:p text:style-name="P16"/>
      <text:p text:style-name="P21">[Descripción del capítulo]</text:p>
      <text:p text:style-name="P6"><text:change-start text:change-id="ct319472656"/></text:p>
      <text:p text:style-name="P40">En el pasado reciente, la herramienta más común para la solución de problemas <text:change-end text:change-id="ct319472656"/><text:change-start text:change-id="ct319472768"/>de las ciencias computacionales fue la programación en lenguajes adaptados al cómputo <text:change-end text:change-id="ct319472768"/><text:change-start text:change-id="ct319472880"/>científico, como FORTRAN. <text:change-end text:change-id="ct319472880"/><text:change-start text:change-id="ct319472992"/>Cuando los recursos de computación (por ejemplo, con la aparición de la computadora personal) se hicieron accesibles <text:change-end text:change-id="ct319472992"/><text:change-start text:change-id="ct319473104"/>a <text:change-end text:change-id="ct319473104"/><text:change-start text:change-id="ct319473216"/>los investigadores individualmente, y a grupos de investigación <text:change-end text:change-id="ct319473216"/><text:change-start text:change-id="ct319473328"/>de modestos presupuestos, <text:change-end text:change-id="ct319473328"/><text:change-start text:change-id="ct319473440"/>esta herramienta se hizo popular y creó un modo de trabajo estándar de facto, <text:span text:style-name="T20">ampliamente extendido,</text:span> en las ciencias e ingenierías. <text:change-end text:change-id="ct319473440"/><text:change-start text:change-id="ct319473552"/><text:s/><text:change-end text:change-id="ct319473552"/></text:p>
      <text:p text:style-name="P6"><text:change-start text:change-id="ct319473776"/></text:p>
      <text:p text:style-name="P7"><text:span text:style-name="T20">Con frecuencia, las soluciones producidas por este modo de trabajo eran </text:span>programas grandes, secuenciales y monolíticos. <text:span text:style-name="T20">Los problemas abordados por esta clase de </text:span>programas <text:span text:style-name="T20">se caracterizan por </text:span>gran<text:span text:style-name="T20">des demandas </text:span>de c<text:span text:style-name="T20">ó</text:span>mputo y de memoria, <text:span text:style-name="T20">recursos especialmente escasos desde los</text:span> <text:span text:style-name="T21">comienzos </text:span>de la computación. <text:span text:style-name="T20">Las decisiones de programación no </text:span>resultaban siempre eficientes, debido a que <text:span text:style-name="T20">su autor </text:span>no siempre era un profesional del área informática, sino el científico que necesitaba la solución. <text:change-end text:change-id="ct319473776"/><text:change-start text:change-id="ct319473888"/></text:p>
      <text:p text:style-name="P41">FALTA ALGO PARA ENGANCHAR CON EL PARRAFO SIG<text:span text:style-name="T22">TE</text:span> tipo La evolución técnica y económica de los sistemas disponibles <text:change-end text:change-id="ct319473888"/><text:change-start text:change-id="ct319474000"/>para los investigadores permitió la incorporación de plataformas paralelas, <text:change-end text:change-id="ct319474000"/><text:change-start text:change-id="ct319851712"/>primero con la posibilidad de distribuir el cómputo entre varios equipos de computación a través de una red, luego con diferentes formas de arquitecturas paralelas <text:change-end text:change-id="ct319851712"/><text:change-start text:change-id="ct319851824"/>de hardware. En estas plataformas, la multiplicidad de los recursos<text:change-end text:change-id="ct319851824"/><text:change-start text:change-id="ct319851936"/> enfrenta al programador con un problema de programación y de administración de recursos aún más complejo.<text:change-end text:change-id="ct319851936"/></text:p>
      <text:p text:style-name="P6">En este capítulo se presenta <text:span text:style-name="T22">el tatamiento de </text:span>estos problemas mediante la utilización de programación paralela. En la sección 2.1 se explicará en qu<text:span text:style-name="T22">é</text:span> consiste la programación paralela, explicando sintéticamente c<text:span text:style-name="T22">ó</text:span>mo funciona un programa paralelo, <text:span text:style-name="T22">cuáles son </text:span>las plataformas<text:change-start text:change-id="ct319852832"/> <text:change-end text:change-id="ct319852832"/><text:s/><text:span text:style-name="T22">más utilizadas </text:span>de computación paralela <text:span text:style-name="T18">y sus modelos de comunicación (memoria compartida, pasaje de mensajes). En la sección 2.2 se presentará brevemente el lenguaje de programación Fortran y se explicará su uso a nivel científico. En las secciones 2.3 y 2.4 se presentan la interfaz de programación de aplicaciones OpenMP y su implementación en Fortran respectivamente.</text:span><text:change-start text:change-id="ct319853392"/><text:span text:style-name="T18"> En la sección 2.5 se </text:span><text:change-end text:change-id="ct319853392"/><text:change-start text:change-id="ct319853504"/><text:span text:style-name="T18">mostrará en qué consiste el proceso de optimización para paralelizar una aplicación y</text:span><text:change-end text:change-id="ct319853504"/><text:change-start text:change-id="ct319853616"/><text:span text:style-name="T18"> </text:span><text:change-end text:change-id="ct319853616"/><text:span text:style-name="T18">p</text:span><text:change-start text:change-id="ct319853728"/><text:span text:style-name="T18">or último en la sección 2.</text:span><text:change-end text:change-id="ct319853728"/><text:span text:style-name="T18">6</text:span><text:change-start text:change-id="ct319853840"/><text:span text:style-name="T18"> se presentará la aplicación cientifica núcleo de esta T</text:span><text:change-end text:change-id="ct319853840"/><text:change-start text:change-id="ct319853952"/><text:span text:style-name="T18">esis</text:span><text:change-end text:change-id="ct319853952"/><text:change-start text:change-id="ct319854064"/><text:span text:style-name="T18"> y </text:span><text:change-end text:change-id="ct319854064"/><text:change-start text:change-id="ct319854176"/><text:span text:style-name="T18">se describirá </text:span><text:change-end text:change-id="ct319854176"/><text:change-start text:change-id="ct319854288"/><text:span text:style-name="T18">muy brevemente el problema que resuelve.</text:span><text:change-end text:change-id="ct319854288"/></text:p>
      <text:p text:style-name="P16"/>
      <text:p text:style-name="P16"/>
      <text:h text:style-name="Heading_20_2" text:outline-level="2"><text:soft-page-break/>2.1 Introducción a la Programación Paralela</text:h>
      <text:p text:style-name="P16"/>
      <text:p text:style-name="P1">Para entender mejor por qu<text:change-start text:change-id="ct319854400"/><text:span text:style-name="T22">é</text:span><text:change-end text:change-id="ct319854400"/> aplicamos la Programación Paralela<text:change-start text:change-id="ct319854512"/>,<text:change-end text:change-id="ct319854512"/> ya sea tanto para solucionar problemas complejos como para aprovechar la potencia de las nuevas arquitecturas de computadoras, podemos ver un escenario planteado por Andrews (foundations... ):</text:p>
      <text:p text:style-name="P124"/>
      <text:p text:style-name="P124">Varios autos desean trasladarse del punto A hacia el B. Pueden competir por el espacio en el mismo camino y terminar siguiéndose unos a otros <text:s/>o compitiendo por las posiciones (<text:change-start text:change-id="ct319854624"/><text:span text:style-name="T22">¡</text:span><text:change-end text:change-id="ct319854624"/>y teniendo accidentes!). O pueden trasladarse en vías paralelas, arribando de esta manera casi al mismo tiempo y sin meterse en la vía del otro. O pueden viajar por diferentes rutas, usando caminos separados.</text:p>
      <text:p text:style-name="P15"/>
      <text:p text:style-name="P1"><office:annotation office:name="__Fieldmark__270_1689783755"><dc:creator>Eduardo Grosclaude</dc:creator><dc:date>2014-07-14T06:25:30</dc:date><text:p>Concurrente o paralela? O ambas? Verificar con Andrews</text:p></office:annotation>Como indica Andrews [] “este escenario captura la es<text:change text:change-id="ct319855520"/>encia de la computación concurrente”. <text:change-start text:change-id="ct319855632"/><office:annotation-end office:name="__Fieldmark__270_1689783755"/><text:change-end text:change-id="ct319855632"/><text:change text:change-id="ct319883088"/>Los autos son las tareas que necesitamos hacer en el sistema, y pueden ser ejecutadas en un solo procesador (un solo camino), en paralelo en varios procesadores (varias vías de un camino), <text:span text:style-name="T2">o ejecutarse en procesadores distribuidos (caminos separados).</text:span></text:p>
      <text:p text:style-name="P1"/>
      <text:p text:style-name="P44"><text:change-start text:change-id="ct319883200"/>Aquí unos comentarios al estilo devolución de Master Chef!</text:p>
      <text:p text:style-name="P42"><text:change-end text:change-id="ct319883200"/><text:change-start text:change-id="ct319883312"/></text:p>
      <text:p text:style-name="P42"><text:change-end text:change-id="ct319883312"/><text:change-start text:change-id="ct319883424"/><text:span text:style-name="T23">El tono de los dos párrafos siguientes es impreciso o coloquial, parece de revista o de clase introductoria. Te recomiendo para toda la ejecución de la tesis e</text:span><text:change-end text:change-id="ct319883424"/><text:change-start text:change-id="ct319883536"/><text:span text:style-name="T23">vitar ambas cosas. </text:span></text:p>
      <text:p text:style-name="P44">NIVEL DEL CONTENIDO: Cuando queremos dar una introducción a un tema, no queremos que sea “charlado”, sino, simplemente, no profundizar demasiado. Esto se trata de una tesis, y los conceptos deben ser puestos con contundencia y rigor académico. Esto implica revisar, y en todo caso prescindir de, las opiniones medio borrosas que uno se hace un pasado que no vivió o de una disciplina que ha visitado parcialmente, los cuales puede estar contando en forma imperfecta. Para eso es necesario recurrir a fuentes autorizadas y en todo caso COPIAR (sí, COPIAR textualmente) dos o tres párrafos de un LIBRO, citarlo, y parafrasearlos sin intentar quitar ni agregar nada. La elaboración consiste en la reformulación de esos párrafos, no es afano, y menos si está citado. Sobre todo esto es necesario cuando definimos conceptos establecidos o describimos hechos históricos. En esos casos nadie espera que inventemos nada. Diferente sería si vos describís una creación propia (como puede ser una estructura de datos, algoritmo, procedimiento, metodología, etc) donde podés recurrir a la guitarra para explicar lo mejor posible algo que no está descripto en ningún otro lado.</text:p>
      <text:p text:style-name="P42"><text:span text:style-name="T23">VOCABULARIO: Para revisar esos contenidos que uno escribe, a fin de evitar tono impreciso o coloquial, fijarse si uno está siendo concreto en cuanto a </text:span><text:span text:style-name="T24">cuándo, quiénes y </text:span><text:change-end text:change-id="ct319883536"/><text:change-start text:change-id="ct319883648"/><text:span text:style-name="T25">cuánto</text:span><text:change-end text:change-id="ct319883648"/><text:change-start text:change-id="ct319883760"/><text:span text:style-name="T25">.</text:span><text:change-end text:change-id="ct319883760"/><text:change-start text:change-id="ct319883872"/><text:span text:style-name="T23"> Hay que prestar atención a si aparecen construcciones poco definidas en cuanto a tiempo (en los albores de la computación, anteriormente, en el pasado, con el correr de los años), personas (se dice que, como sabemos, programadores “distendidos”), o medida en que se verifica algo (programas gigantes, “prácticamente”, muy, poco, a veces).</text:span></text:p>
      <text:p text:style-name="P3">Yo sugiero sacar todo hasta *ACA* y reemplazar por una traducción, resumida, de una introducción de libro, a lo que es la programación paralela.</text:p>
      <text:p text:style-name="P42"><text:change-end text:change-id="ct319883872"/>En los comienzos de la computación <text:change-start text:change-id="ct319883984"/><text:span text:style-name="T26">(¿cuándo?)</text:span><text:change-end text:change-id="ct319883984"/>lo normal y aceptado <text:change-start text:change-id="ct319884096"/><text:span text:style-name="T26">(¿por quiénes?) </text:span><text:change-end text:change-id="ct319884096"/>era programar para un solo procesador, una capacidad de almacenamiento y memoria limitada (acaso el principal punto de optimización en esa época<text:change-start text:change-id="ct319884208"/> <text:span text:style-name="T26">(¿cuándo?)</text:span><text:change-end text:change-id="ct319884208"/>), y hacerlo con una serie de instrucciones secuenciales. Los programas tendían a ser monolíticos y gigantes<text:change-start text:change-id="ct319884320"/> <text:span text:style-name="T26">(¿cuánto?)</text:span><text:change-end text:change-id="ct319884320"/>. <text:span text:style-name="T3">[metemos ley de moore aca???]</text:span> Con el correr de los años la potencia de los procesadores se a disparado exponencialmente <text:span text:style-name="T10">(velocidad y en menor medida cantidad de unidades de procesamiento)</text:span><text:change-start text:change-id="ct319884432"/><text:span text:style-name="T10"> (¿cifras para apoyar esto?)</text:span><text:change-end text:change-id="ct319884432"/>, así como la capacidad de la RAM y los discos, permitiendo acelerar los procesos <text:span text:style-name="T9">y distenderse al programar ya que la capacidad de memoria o de disco prácticamente </text:span><text:change-start text:change-id="ct319884544"/><text:span text:style-name="T9">(¿pero no totalmente? ¿cuánto nos distendemos? ¿quién se distiende?) </text:span><text:change-end text:change-id="ct319884544"/><text:span text:style-name="T9">ha dejado de ser un problema.</text:span></text:p>
      <text:p text:style-name="P19"><text:change-start text:change-id="ct319884656"/></text:p>
      <text:p text:style-name="P118"/>
      <text:p text:style-name="P11"><text:soft-page-break/></text:p>
      <text:p text:style-name="P11">*ACA*</text:p>
      <text:p text:style-name="P11"/>
      <text:p text:style-name="P43">Y ESTE PARRAFO acomodarlo a lo anterior </text:p>
      <text:p text:style-name="P19"><text:change-end text:change-id="ct319884656"/>El problema que se nos presenta ante este panorama es el de aprovechar esta potencia y transformarla en ganancia para nuestros procesos. Si ejecutamos un programa secuencial en un procesador con un solo <text:span text:style-name="T10">núcleo</text:span> o lo ejecutamos en uno con cuatro <text:span text:style-name="T10">núcleos</text:span>, los tiempos de ejecución serán prácticamente los mismos, siempre dependiendo del Sistema Operativo y su manejo del tiempo de procesador, <text:span text:style-name="T4">[nos metemos a explicar SO y su manejo del procesador?? por favor no =P]</text:span><text:change-start text:change-id="ct319884768"/><text:span text:style-name="T4"> </text:span><text:span text:style-name="T7">NO!</text:span><text:change-end text:change-id="ct319884768"/><text:span text:style-name="T5"> </text:span><text:span text:style-name="T11">debido a que en el último </text:span><text:change-start text:change-id="ct319884880"/><text:span text:style-name="T12">caso </text:span><text:change-end text:change-id="ct319884880"/><text:span text:style-name="T11">no estamos aprovechando la posibilidad de paralelizar en los distintos núcleos presentes. La Programación Paralela nos permite desempeñar mas tareas al mismo tiempo con los recursos disponibles en el equipo, ya sea aprovechando las unidades de procesamiento libre en un equipo o distintos hosts conectados en una red.</text:span></text:p>
      <text:p text:style-name="P30"/>
      <text:p text:style-name="P2"><text:span text:style-name="T3">[lo siguiente no se si incluirlo y desarrollarlo un poco mas, me parece no suma a la tesis, </text:span><text:span text:style-name="T6">a menos que tomemos la optimización secuencial que tuve que hacer</text:span><text:span text:style-name="T3">] </text:span>Al calcular tiempos de ejecución otro factor a tener en cuenta, además de la velocidad del procesador, es la velocidad con que la jerarquía de memoria de la arquitectura nos provee de datos, en especial la velocidad de acceso a los discos. <text:span text:style-name="T17">Un programa con gran porcentaje de I/O en disco en lugar de CPU está limitado por la tecnología utilizada para el acceso a dicho hardware.</text:span><text:change text:change-id="ct319884992"/><text:span text:style-name="T17">Ahora, para comprender mejor como funciona un programa paralelo debemos tener en cuenta lo siguiente:</text:span></text:p>
      <text:list xml:id="list7925448150617514769" text:style-name="L4">
        <text:list-item>
          <text:p text:style-name="P137">Un programa secuencial es un conjunto de ordenes ejecutadas una detras de la otra y posee un solo hilo de control.</text:p>
        </text:list-item>
        <text:list-item>
          <text:p text:style-name="P139">Un programa paralelo suele estar conformado por dos o mas procesos que trabajan generalmente en conjunto. <text:span text:style-name="T13">Cada uno de estos proceso es un programa secuencial, por lo cual tenemos varios hilos de control. </text:span></text:p>
        </text:list-item>
      </text:list>
      <text:p text:style-name="P2"/>
      <text:p text:style-name="P4"><text:change text:change-id="ct319885216"/><text:change-start text:change-id="ct319885328"/><text:s/><text:span text:style-name="T26">No es exacto, los procesos trabajan computando! Más bien existen dos formas principales de comunicación entre procesos que son las que vas a describir</text:span><text:change-end text:change-id="ct319885328"/><text:change-start text:change-id="ct319885440"/><text:span text:style-name="T26">.</text:span><text:change-end text:change-id="ct319885440"/>, puede ser con un espacio de memoria compartida o a través del envío de mensajes, o incluso un híbrido de ambas. Justamente estas distintas formas de comunicación son las que generan la principal <text:span text:style-name="T14">clasificación de la Programación Paralela, por el Modelo de Comunicación de la Plataforma Paralela, memoria compartida (shared memory) y pasaje de mensajes</text:span> <text:span text:style-name="T14">(message passing).</text:span></text:p>
      <text:p text:style-name="P5"><text:change text:change-id="ct319885552"/><text:change-start text:change-id="ct319885664"/><text:span text:style-name="T26">C</text:span><text:change-end text:change-id="ct319885664"/><text:change text:change-id="ct319885776"/>uando hablamos de procesos que se comunican a través de una porción de memoria, indica que uno de ellos escribe en una posición de memoria que luego es leída por el otro proceso, siendo la comunicación unidireccional o bidireccional. Dentro de esta categoría una de las <text:span text:style-name="T16">soluciones</text:span> mas extendidas y completas con la cual trabajar es OpenMP (Open Multi-Processing), la cual es una API (Application <text:span text:style-name="T16">Programming</text:span> Interface) que soporta programación <text:span text:style-name="T17">con</text:span> multiprocesamiento en memoria compartida multiplataforma bajo C, C++ y Fortran. <text:span text:style-name="T16">Gran cantidad de compiladores incorporan nativamente soporte para esta API, la cual consiste de un conjunto de directivas del compilador, librerías de rutinas y variables de entorno.</text:span></text:p>
      <text:p text:style-name="P5"><text:change text:change-id="ct319885888"/><text:change-start text:change-id="ct319886000"/><text:span text:style-name="T26">L</text:span><text:change-end text:change-id="ct319886000"/>a comunicación <text:change text:change-id="ct319886112"/><text:change-start text:change-id="ct319886224"/><text:span text:style-name="T26">por </text:span><text:change-end text:change-id="ct319886224"/>pasaje de mensajes<text:change text:change-id="ct319886336"/>consiste en <text:change text:change-id="ct319886448"/><text:change-start text:change-id="ct319886560"/><text:span text:style-name="T26">el envío de </text:span><text:change-end text:change-id="ct319886560"/><text:change text:change-id="ct319886672"/><text:change-start text:change-id="ct319886784"/><text:span text:style-name="T26">mensajes entre los procesos </text:span><text:change-end text:change-id="ct319886784"/><text:change text:change-id="ct319886896"/><text:s/>nuevamente siendo <text:span text:style-name="T17">la comunicación</text:span> unidireccional o bidireccional. En esta categoría <text:span text:style-name="T15">existe un estándar denominado</text:span> MPI (Message Passing Interface), <text:span text:style-name="T15">el cual define la sintaxis y semántica de un conjunto de librerías para programación paralela con pasaje de mensajes, pensado para ser independiente del lenguaje de programación, y definido como un protocolo de comunicación usado para programación paralela. Existen gran cantidad de implementaciones de la API para distintos lenguajes de programación, como OpenMPI.</text:span><text:change-start text:change-id="ct319887008"/></text:p>
      <text:p text:style-name="P43"><text:soft-page-break/>VER SI NO RECURRIMOS A UNAS DEFINICIONES MAS SOLIDAS, DE BROLI, PARA MEM COMP Y PASO DE MENS<text:change-end text:change-id="ct319887008"/></text:p>
      <text:p text:style-name="P20">[¿Sincronización de procesos? Exclusión mutua y sincronización por condiciones]</text:p>
      <text:p text:style-name="P2"/>
      <text:p text:style-name="P2">2.1.1 Arquitecturas de Hardware<text:span text:style-name="T19">(?)</text:span> y Plataformas de Computación Paralela</text:p>
      <text:p text:style-name="P2"/>
      <text:p text:style-name="P2"><text:change-start text:change-id="ct319947968"/></text:p>
      <text:h text:style-name="Heading_20_2" text:outline-level="2"><text:change-end text:change-id="ct319947968"/><text:change-start text:change-id="ct319948080"/>2.2 F<text:span text:style-name="T58">ORTRAN</text:span></text:h>
      <text:p text:style-name="P63"><text:change-end text:change-id="ct319948080"/><text:change-start text:change-id="ct319948192"/></text:p>
      <text:p text:style-name="P63">El lenguaje de programación FORTRAN surge a mediados de la d<text:change-end text:change-id="ct319948192"/><text:change-start text:change-id="ct319948304"/>écada de 1950, su creador fue John W. Backus junto con un grupo de desarrolladores. <text:change-end text:change-id="ct319948304"/><text:change-start text:change-id="ct319948416"/>Fue desarrollado para aplicaciones científicas y de ingeniería, campos que dominó <text:change-end text:change-id="ct319948416"/><text:change-start text:change-id="ct319948528"/>rápidamente, <text:span text:style-name="T59">siendo durante todo este tiempo ampliamente </text:span><text:change-end text:change-id="ct319948528"/><text:change-start text:change-id="ct319948640"/><text:span text:style-name="T59">utilizado en áreas </text:span><text:change-end text:change-id="ct319948640"/><text:change-start text:change-id="ct319948752"/><text:span text:style-name="T59">de computo intensivo como análisis de elementos finitos, predicción numérica del clima</text:span><text:change-end text:change-id="ct319948752"/><text:change-start text:change-id="ct319948864"/><text:span text:style-name="T59">, dinámica de fluidos computacional o física computacional.</text:span></text:p>
      <text:p text:style-name="P64"><text:change-end text:change-id="ct319948864"/><text:change-start text:change-id="ct319948976"/>Se lo clasifica como un lenguaje de programación de alto nivel y de proposito general, imperativo. La <text:change-end text:change-id="ct319948976"/><text:change-start text:change-id="ct319949088"/>programación imperativa describe un programa en términos del estado del programa y sentencias que cambian dicho estado<text:change-end text:change-id="ct319949088"/><text:change-start text:change-id="ct319949200"/>, <text:span text:style-name="T60">como descripto por una maquina de Turing.</text:span></text:p>
      <text:p text:style-name="P64"><text:change-end text:change-id="ct319949200"/><text:change-start text:change-id="ct319949312"/></text:p>
      <text:p text:style-name="P78">Explicar un poco mas sobre evolución de fortran.<text:change-end text:change-id="ct319949312"/><text:change-start text:change-id="ct319949424"/></text:p>
      <text:p text:style-name="P64"><text:span text:style-name="T46">---</text:span><text:span text:style-name="T48">¿que explicamos del lenguaje?? tengo el primer paper de Backus que lo explica con ejemplos…</text:span></text:p>
      <text:p text:style-name="P79"><text:span text:style-name="T48">A</text:span><text:span text:style-name="T46">mpliamente adoptado por científicos para escribir programas numéricamente intensivos, impulsó a los constructores de compiladores a a generar código mas rápido y eficiente. La inclusión de un tipo de dato complejo (COMPLEX) lo hizo especialmente apto para aplicaciones técnicas como la Ingeniería Eléctrica.</text:span></text:p>
      <text:p text:style-name="P80"><text:span text:style-name="T46">Ha evolucionado de una release inicial con 32 sentencias para la IBM 704, entre los que estaban el condicional IF y el IF aritmético de 3 vías, el salto GO TO, el bucle DO, comandos para E/S tanto formateada como sin formato (FORMAT, READ, WRITE, PRINT, READ TAPE, READ DRUM, etc), </text:span><text:span text:style-name="T49">y de control del programa (PAUSE, STOP, CONTINUE), </text:span><text:span text:style-name="T51">y tipos de datos todos numéricos</text:span><text:span text:style-name="T49">,</text:span><text:span text:style-name="T46"> hasta </text:span><text:span text:style-name="T49">llegar al último estandar Fortran, ISO/IEC 1539-1:2010, conocido informalmente como Fortran 2008, donde </text:span><text:span text:style-name="T51">fueron incorporándose características como tipos de datos CHARACTER, definición de arrays,</text:span><text:span text:style-name="T49"> subrutinas, funciones, recursividad, modularidad, </text:span><text:span text:style-name="T50">hasta nuevas sentencias que soportan la ejecución de alta performance como DO CONCURRENT, </text:span><text:span text:style-name="T52">c</text:span><text:span text:style-name="T50">oarray</text:span><text:span text:style-name="T52">s</text:span><text:span text:style-name="T50"> (un modelo de ejecución paralela). </text:span><text:span text:style-name="T51">Si se desea ahondar en la definición del estándar Fortran el mismo </text:span><text:span text:style-name="T52">puede encontrarse en el sitio de NAG (The Numerical Algorithms Group) quienes alojan el home oficial para los estándares de Fortran [referencia al sitio </text:span><text:a xlink:type="simple" xlink:href="http://www.nag.co.uk/sc22wg5/" text:style-name="Internet_20_link" text:visited-style-name="Visited_20_Internet_20_Link"><text:span text:style-name="T53">http://www.nag.co.uk/sc22wg5/</text:span></text:a><text:span text:style-name="T52">] </text:span><text:span text:style-name="T53">[estándares http://www.nag.co.uk/sc22wg5/links.html]</text:span><text:span text:style-name="T52">.</text:span></text:p>
      <text:p text:style-name="P87"/>
      <text:p text:style-name="P88">El lenguaje utilizado en el programa de estudio de este trabajo de tesis está basado en el estándar Fortran 77.</text:p>
      <text:p text:style-name="P65"/>
      <text:h text:style-name="Heading_20_2" text:outline-level="2">2.3 OpenMP</text:h>
      <text:p text:style-name="P27">--<text:span text:style-name="T61">https://computing.llnl.gov/tutorials/openMP/--</text:span></text:p>
      <text:p text:style-name="P110">OpenMP es una Interfaz de Programación de Aplicaciones, o API por sus siglas en Ingles, la cual provee un modelo portable y escalable para el desarrollo de aplicaciones paralelas de memoria compartida. La API soporta C/C++ y Fortran en una gran variedad de arquitecturas. Es utilizada para de manera directa aplicar multihilos en memoria compartida.</text:p>
      <text:p text:style-name="P28">--<text:span text:style-name="T81">f95_openmpv1_v2.pdf</text:span></text:p>
      <text:p text:style-name="P111">La especificación de OpenMP pertenece, es escrita y mantenida por la OpenMP Architecture Review Board, que es la unión de las compañías que tienen participación activa en el desarrollo del <text:soft-page-break/>estándar para la interfaz de programación en memoria compartida. Mas información en <text:a xlink:type="simple" xlink:href="http://www.openmp.org/" text:style-name="Internet_20_link" text:visited-style-name="Visited_20_Internet_20_Link">www.openmp.org</text:a>.</text:p>
      <text:p text:style-name="P28">--<text:span text:style-name="T62">Using OpenMP-oct2007--</text:span></text:p>
      <text:p text:style-name="P66">No es un nuevo lenguaje de programación, sino que es una notación que puede ser agregada a un programa secuencial en Fortran, C o C++ para describir como el trabajo debe ser compartido entre los hilos que se ejecutaran en diferentes procesadores o núcleos y para organizar el acceso a los datos compartidos cuando sea necesario.</text:p>
      <text:p text:style-name="P67">La inserción apropiada de las características de OpenMP en un programa secuencial permitirá a muchas, sino a la mayoría, de las aplicaciones beneficiarse de una arquitectura de memoria compartida, a menudo con mínimas modificaciones al código.</text:p>
      <text:p text:style-name="P67">Uno de los factores del <text:span text:style-name="T46">éxito</text:span> de OpenMP es que es comparativamente sencillo de usar, ya que el trabajo mas complicado de armar los detalles del programa paralelo son dejados para el compilador. <text:span text:style-name="T63">Tiene además la gran ventaja de ser ampliamente adoptado, de manera que una aplicación OpenMP va a poder ejecutarse en muchas plataformas diferentes.</text:span></text:p>
      <text:p text:style-name="P67"/>
      <text:p text:style-name="P68">Las directivas de OpenMP permiten al usuario indicarle al compilador que instrucciones ejecutar en paralelo y como distribuir las mismas entre los hilos que van a ejecutar el código.</text:p>
      <text:p text:style-name="P68">Una de estas directivas es una instrucción en un formato especial que es entendido por compiladores OpenMP solamente. De hecho luce como un comentario para un compilador Fortran regular, o un<text:span text:style-name="T68">a diretiva</text:span> pragma para un compilador C/C++, de manera que el programa puede ejecutarse como lo hacía previamente si el compilador no conoce OpenMP.</text:p>
      <text:p text:style-name="P69">Generalmente se puede rápida y fácilmente crear programas paralelos confiando en la implementación para que trabaje los detalles de la ejecución paralela. Pero no siempre es posible obtener alta performance con una inserción sencilla, incremental de directivas OpenMP en un código secuencial. Por esta razón OpenMP incluye varias características que habilitan al programador a especificar mas detalle en el código paralelo.</text:p>
      <text:p text:style-name="P76">--<text:span text:style-name="T64">continuar con using openmp pag. 48--</text:span></text:p>
      <text:h text:style-name="Heading_20_3" text:outline-level="3">2.3.1 La idea de OpenMP</text:h>
      <text:p text:style-name="P70"/>
      <text:p text:style-name="P70">Un hilo es una entidad en tiempo de ejecución que es capaz de ejecutar independientemente un flujo de instrucciones. OpenMP trabaja en un cuerpo mas grande de trabajo que soporta la especificación de programas para ser ejecutados por una colección de hilos cooperativos. El sistema operativo crea un proceso para ejecutar un programa: reservará algunos recursos para este proceso, incluyendo páginas de memoria y registros para almacenar valores de objetos. Si multiples hilos colaboran para ejecutar un programan, compartirán los recursos, incluyendo el espacio de direcciones, del correspondiente proceso. Los hilos individuales necesitan muy pocos recursos por si mismos: un contador de programa y un área de memoria para guardar variables especificas del hilo (incluyendo registros y una pila).</text:p>
      <text:p text:style-name="P71">OpenMP intenta proveer facilidad de programación y ayudar al usuario a evitar un número de potenciales errores de programación, ofreciendo un enfoque estructurado para la programación multihilo. Soporta el modelo de programación llamado fork-join, el cual podemos ver en la figura 2.3.1.aa.</text:p>
      <text:p text:style-name="P71"/>
      <text:p text:style-name="P125">Figura 2.1 de pag 49 <text:change-end text:change-id="ct319949424"/><text:change-start text:change-id="ct319949536"/>–<text:change-end text:change-id="ct319949536"/><text:change-start text:change-id="ct319949648"/> using openmp</text:p>
      <text:p text:style-name="P71"/>
      <text:p text:style-name="P72">Bajo este enfoque, el programa inicia como un solo hilo de ejecución (denominado hilo inicial), igual que un programa secuencial. Siempre que se encuentre una construcción paralela de OpenMP por el hilo mientras ejecuta su programa, se crea un equipo de hilos (esta es la parte fork), se convierte en el maestro del equipo, y colabora con los otros miembros del equipo para ejecutar el código dinámicamente encerrado por la construcción. Al final de la construcción, solo el hilo <text:soft-page-break/>original, o maestro del equipo, continua; todos los demás terminan (esta es la parte join). <text:span text:style-name="T66">Cada porción del código encerrada por una construcción paralela es llamada una región paralela.</text:span></text:p>
      <text:p text:style-name="P72"/>
      <text:h text:style-name="Heading_20_3" text:outline-level="3">2.3.2 <text:span text:style-name="T67">Conjunto de c</text:span>onstrucciones paralelas</text:h>
      <text:h text:style-name="Heading_20_3" text:outline-level="3"/>
      <text:p text:style-name="P73">La API OpenMP comprende un conjunto de directivas del compilador, rutinas de bibliotecas de tiempo de ejecución, y variables de ambiente para especificar paralelismo de memoria compartida. <text:span text:style-name="T69">Muchas de las directivas son aplicadas a un bloque estructurado de código, una secuencia de sentencias ejecutables con una sola entrada en la parte superior y una sola salida en la parte inferior en los programas Fortran, y una sentencia ejecutable en C/C++ (que puede ser una composición de sentencias con una sola entrada y una sola salida). En otras palabras, el programa no puede ramificarse dentro o fuera de los bloques de código asociados con directivas. En Fortran el inicio y el final del bloque aplicable de código son marcados explícitamente por una directiva OpenMP.</text:span></text:p>
      <text:p text:style-name="P73"/>
      <text:p text:style-name="P74">2.3.2.1 C<text:span text:style-name="T70">rear equipos de Hilos</text:span></text:p>
      <text:p text:style-name="P74"/>
      <text:p text:style-name="P75">Un equipo de hilos es creado para ejecutar el código en una región paralela de un programa OpenMP. El programador simplemente especifica la región paralela insertando una directiva <text:span text:style-name="T71">parallel</text:span><text:span text:style-name="T73"> inmediatamente antes del código que debe ser ejecutado en paralelo para marcar su inicio; en los programas Fortran el final también es indicado por una directiva </text:span><text:span text:style-name="T71">end parallel</text:span><text:span text:style-name="T73">. Información adicional puede ser provista junto con la diretiva </text:span><text:span text:style-name="T71">parallel</text:span><text:span text:style-name="T73">, como habilitar a los hilos a tener copias privadas de algún dato por la duración de la región paralela. El final de una región paralela es una barrera de sincronización </text:span><text:span text:style-name="T74">implícita</text:span><text:span text:style-name="T73">: esto significa que ningún hilo puede progresar hasta que todos los demás hilos del </text:span><text:span text:style-name="T55">equipo</text:span><text:span text:style-name="T73"> hayan alcanzado este punto del programa. </text:span><text:span text:style-name="T75">Es posible realizar anidado de regiones paralelas.</text:span></text:p>
      <text:p text:style-name="P77"/>
      <text:p text:style-name="P81">2.3.2.2 <text:span text:style-name="T76">Compartir trabajo entre Hilos</text:span></text:p>
      <text:p text:style-name="P74"/>
      <text:p text:style-name="P82">Si el programador no especifica como se compartirá el trabajo en una región paralela, todos los hilos ejecutarán el código completo redundantemente, sin mejorar los tiempos del programa. Para ello OpenMP cuenta con directivas para compartir trabajo que permiten indicar como se distribuirá el computo en un bloque de código estructurado entre los hilos. <text:span text:style-name="T77">A menos que el programador lo indique explícitamente, una barrera de sincronización existe implícitamente al final de las construcciones de trabajo compartido.</text:span></text:p>
      <text:p text:style-name="P82"/>
      <text:p text:style-name="P83">Probablemente el método mas común de trabajo compartido es distribuir el trabajo en un bucle DO (Fortran) o for (C/C++) entre los distintos hilos de un equipo. El programador inserta la directiva apropiada inmediatamente antes de los bucles que vayan a ser compartidos entre los hilos dentro de una región paralela.</text:p>
      <text:p text:style-name="P84">Todas las estrategias de OpenMP para compartir el trabajo en un bucle asignan uno o mas conjuntos disjuntos de iteraciones a cada hilo. El programador puede, si así lo desea, especificar el método para particionar el conjunto de iteración.</text:p>
      <text:p text:style-name="P84"/>
      <text:p text:style-name="P85">2.3.2.3 Modelo de memoria de OpenMP</text:p>
      <text:p text:style-name="P85"/>
      <text:p text:style-name="P85">OpenMP se basa en el modelo de memoria compartida, por ello, por defecto los datos son compartidos por todos los hilos y son visibles para todos. A veces es necesario tener variables que tienen valores específicos <text:span text:style-name="T78">por</text:span> hilo. <text:span text:style-name="T78">Cuando cada hilo tiene una copia propia de una variable, donde potencialmente tenga valores distintos en cada uno de ellos, decimos que la variable es </text:span><text:span text:style-name="T72">privada</text:span>. Por ejemplo, cuando un equipo de hilos ejecuta un bucle paralelo <text:s/>cada hilo necesita su propio valor de <text:soft-page-break/>la variable de control de iteración. Este caso es tan importante que el propio compilador fuerza <text:span text:style-name="T78">que así sea; en otros casos el programador es quien debe determinar cuales variables son compartidas y cuales privadas.</text:span></text:p>
      <text:p text:style-name="P85"/>
      <text:p text:style-name="P86">2.3.2.4 Sincronización de Hilos</text:p>
      <text:p text:style-name="P86"/>
      <text:p text:style-name="P105">Sincronizar los hilos es necesario en ocasiones para asegurar el acceso en orden a los datos compartidos y prevenir corrupción de datos. Asegurar la coordinación de hilos necesaria es uno de los desafíos mas fuertes de la programación de memoria compartida. OpenMP provee, por defecto, sincronización implícita haciendo que los hilos esperen al final de una construcción de trabajo compartido o región paralela hasta que todos los hilos en el equipo <text:span text:style-name="T79">terminan su porción de trabajo. A esto se lo conoce como una barrera. Mas difícil de conseguir en OpenMP es coordinar las acciones de un subconjunto de los hilos ya que no hay soporte explicito para esto.</text:span></text:p>
      <text:p text:style-name="P106">Otras veces es necesario asegurar que solo un hilo a la vez trabaja en un bloque de código. <text:span text:style-name="T80">OpenMP <text:s/>tiene varios mecanismos que soportan este tipo de sincronización.</text:span></text:p>
      <text:p text:style-name="P105"/>
      <text:p text:style-name="P86">2.3.2.5 Otras caracteristicas</text:p>
      <text:p text:style-name="P75"/>
      <text:p text:style-name="P107">Subrutinas y funciones pueden complicar la utilización de APIs de Programación Paralela. Una de las características innovativas de OpenMP es el hecho de que las directivas pueden ser insertadas dentro de procedimientos que son invocados desde dentro de una región paralela.</text:p>
      <text:p text:style-name="P108">Para algunas aplicaciones puede ser necesario controlar el número de hilos que ejecutan la región paralela. OpenMP permite al programador especificar este número previo a la ejecución del programa a través de una variable de ambiente, luego de que el cómputo a iniciado a través de una librería de rutinas, o al comienzo de regiones paralelas. Si no se hace esto, la implementación de OpenMP utilizada elegirá el número de hilos a utilizar.</text:p>
      <text:p text:style-name="P72"/>
      <text:p text:style-name="P109"/>
      <text:h text:style-name="Heading_20_2" text:outline-level="2">2.4 OpenMP en Fortran</text:h>
      <text:p text:style-name="P29"><text:change-end text:change-id="ct319949648"/><text:change-start text:change-id="ct319949760"/>--<text:span text:style-name="T82">F95_OpenMPv1_v2</text:span></text:p>
      <text:p text:style-name="P112"><text:change-end text:change-id="ct319949760"/><text:change-start text:change-id="ct319949872"/>Fueron presentados Fotran y OpenMP, ahora veremos como se <text:change-end text:change-id="ct319949872"/><text:change-start text:change-id="ct319949984"/>complementan, mostrando cuales </text:p>
      <text:p text:style-name="P112">son las directivas de OpenMP en Fortran.</text:p>
      <text:p text:style-name="P112"/>
      <text:p text:style-name="P112"><text:change-end text:change-id="ct319949984"/><text:change-start text:change-id="ct319950096"/>2.4.1 <text:span text:style-name="T84">Centinelas</text:span> para directivas de OpenMP y compilación condicional.</text:p>
      <text:p text:style-name="P112"/>
      <text:p text:style-name="P112"><text:change-end text:change-id="ct319950096"/><text:change-start text:change-id="ct319950208"/>El estándar OpenMP ofrece la posibilidad de usar el mismo código fuente con un compilador que implementa OpenMP como con uno normal. Para ello debe o<text:change-end text:change-id="ct319950208"/><text:change-start text:change-id="ct319950320"/>cultar las directivas y comandos de una manera que un compilador normal no pueda verlas. Para ello existen las siguientes directivas se<text:change-end text:change-id="ct319950320"/><text:change-start text:change-id="ct319950432"/>ntinelas:</text:p>
      <text:p text:style-name="P112">!$OMP</text:p>
      <text:p text:style-name="P112"/>
      <text:p text:style-name="P112">!$<text:change-end text:change-id="ct319950432"/><text:change-start text:change-id="ct319950544"/></text:p>
      <text:p text:style-name="P2"><text:change-end text:change-id="ct319950544"/><text:change-start text:change-id="ct319950656"/></text:p>
      <text:p text:style-name="P113">Como el primer <text:span text:style-name="T46">caracter</text:span> es un signo de exclamación “!”, un compilador normal va a interpretar las lineas como comentarios y va a ignorar su contenido. Pero un compilador <text:span text:style-name="T83">compatible con OpenMP identificará la sentencia y procederá como sigue:</text:span></text:p>
      <text:p text:style-name="P113"/>
      <text:p text:style-name="P126"><text:change-end text:change-id="ct319950656"/><text:change-start text:change-id="ct319950768"/>!<text:span text:style-name="T83">$OMP : el compilador compatible con OpenMP sabe que l</text:span><text:change-end text:change-id="ct319950768"/><text:change-start text:change-id="ct319950880"/><text:span text:style-name="T83">a información que sigue en la linea es una directiva OpenMP. Se puede </text:span><text:change-end text:change-id="ct319950880"/><text:change-start text:change-id="ct319950992"/><text:span text:style-name="T83">extender una directiva en varias lineas utilizando el mismo centinela frente a las siguientes lineas y usando el </text:span><text:change-end text:change-id="ct319950992"/><text:change-start text:change-id="ct319951104"/><text:span text:style-name="T83">método estándar de Fortran para partir lineas de código:</text:span></text:p>
      <text:p text:style-name="P126"><text:soft-page-break/></text:p>
      <text:p text:style-name="P126">!<text:span text:style-name="T84">$OMP PARALLEL DEFAULT(NONE)</text:span><text:change-end text:change-id="ct319951104"/><text:change-start text:change-id="ct319951216"/><text:span text:style-name="T84"> SHARED(A, B) &amp;</text:span></text:p>
      <text:p text:style-name="P126">!<text:span text:style-name="T84">$OMP REDUCTION(+:A)</text:span></text:p>
      <text:p text:style-name="P126"/>
      <text:p text:style-name="P127">Es obligatorio in<text:change-end text:change-id="ct319951216"/><text:change-start text:change-id="ct319951328"/>cluir un espacio en blanco entre la directiva centinela y la directiva OpenMP que le sigue<text:change-end text:change-id="ct319951328"/><text:change-start text:change-id="ct319951440"/>, sino la linea será interpretada como un comentario.<text:change-end text:change-id="ct319951440"/><text:change-start text:change-id="ct319951552"/></text:p>
      <text:p text:style-name="P2"/>
      <text:p text:style-name="P126"><text:change-end text:change-id="ct319951552"/><text:change-start text:change-id="ct319951664"/>!<text:span text:style-name="T84">$ : </text:span><text:change-end text:change-id="ct319951664"/><text:change-start text:change-id="ct319951776"/><text:span text:style-name="T84">la linea correspondiente se dice que está afectada por una compilación condicional. Quiere decir que su contenido estará disponible para el compilador en caso </text:span><text:change-end text:change-id="ct319951776"/><text:change-start text:change-id="ct319951888"/><text:span text:style-name="T84">de que sea compatible con OpenMP. Si esto ocurre, los dos caracteres del centinela son reemplazados por dos espacios en blanco para que el compilador tenga </text:span><text:span text:style-name="T54">en cuenta</text:span><text:change-end text:change-id="ct319951888"/><text:change-start text:change-id="ct319836552"/><text:span text:style-name="T54"> la linea. Como en el caso anterior podemos extender la linea en varias lineas como sigue:</text:span></text:p>
      <text:p text:style-name="P128"/>
      <text:p text:style-name="P129">!$ interval = L * OMP_get_thread_num() / &amp;</text:p>
      <text:p text:style-name="P129">!$ <text:s text:c="22"/>(OMP_get_num_threads() - 1)</text:p>
      <text:p text:style-name="P129"/>
      <text:p text:style-name="P129">Nuevamente el espacio en blanco es obligatorio entre la directiva de compilación condicional y el código fuente que le sigue.</text:p>
      <text:p text:style-name="P89"/>
      <text:p text:style-name="P114"><text:span text:style-name="T54">2.</text:span><text:span text:style-name="T46">4.2 El constructor de región paralela</text:span></text:p>
      <text:p text:style-name="P90"/>
      <text:p text:style-name="P90">La directiva mas importante en OpenMP es la que define las llamadas regiones paralelas. Ya que la región paralela necesita ser creada/abierta y destruida/cerrada, dos directivas son necesarias en Fotran: !$OMP PARALLEL / !$OMP END PARALLEL.</text:p>
      <text:p text:style-name="P90">Un ejemplo de su uso:</text:p>
      <text:p text:style-name="P90"/>
      <text:p text:style-name="P90">!$OMP PARALLEL </text:p>
      <text:p text:style-name="P90"><text:s text:c="2"/>write(*,*) “Hola”</text:p>
      <text:p text:style-name="P90">!$OMP END PARALLEL</text:p>
      <text:p text:style-name="P90"/>
      <text:p text:style-name="P91">--Agregar figura 1.1 de F95_OpenMPv1v2 donde muestra la representación de la región.</text:p>
      <text:p text:style-name="P90"/>
      <text:p text:style-name="P90">Como el código entre las dos directivas es ejecutado por cada hilo, el mensaje Hola aparece en la pantalla tantas veces como hilos estén siendo usados en la región paralela.</text:p>
      <text:p text:style-name="P91">Al comienzo de la región paralela es posible imponer clausulas que fijan ciertos aspectos de la manera en que la región paralela va a trabajar, por ejemplo el alcance de las variables, el número de hilos, etc. La sintaxis a usar es la siguiente:</text:p>
      <text:p text:style-name="P91"/>
      <text:p text:style-name="P91">!$OMP PARALLEL <text:s/>clausula1 clausula2 …</text:p>
      <text:p text:style-name="P91">…</text:p>
      <text:p text:style-name="P91">!$OMP END PARALLEL</text:p>
      <text:p text:style-name="P92">Las clausulas permitidas en la directiva de apertura !$OMP PARALLEL son las siguientes:</text:p>
      <text:p text:style-name="P92"/>
      <text:list xml:id="list8609753878424691326" text:style-name="L5">
        <text:list-item>
          <text:p text:style-name="P140">PRIVATE(lista)</text:p>
        </text:list-item>
        <text:list-item>
          <text:p text:style-name="P140">SHARED(lista)</text:p>
        </text:list-item>
        <text:list-item>
          <text:p text:style-name="P140">DEFAULT( PRIVATE | SHARED | NONE )</text:p>
        </text:list-item>
        <text:list-item>
          <text:p text:style-name="P140">FIRSTPRIVATE(lista)</text:p>
        </text:list-item>
        <text:list-item>
          <text:p text:style-name="P140">COPYIN(lista)</text:p>
        </text:list-item>
        <text:list-item>
          <text:p text:style-name="P140">REDUCTION(operador:lista)</text:p>
        </text:list-item>
        <text:list-item>
          <text:p text:style-name="P140">IF(expresión_escalar_lógica)</text:p>
        </text:list-item>
        <text:list-item>
          <text:p text:style-name="P140">NUM_THREADS(expresión_escalar_entera)</text:p>
        </text:list-item>
      </text:list>
      <text:p text:style-name="P91"/>
      <text:p text:style-name="P92"><text:soft-page-break/>La directiva !$OMP END PARALLEL indica el final de la región paralela, la barrera mencionada antes en el capitulo. En este punto es donde ocurre la sincronización entre el equipo de hilos y son terminados todos excepto el hilo maestro que continua con la ejecución del programa.</text:p>
      <text:p text:style-name="P92"/>
      <text:p text:style-name="P93">2.4.3 Directiva !$OMP DO</text:p>
      <text:p text:style-name="P93"/>
      <text:p text:style-name="P93">Es una directiva de trabajo compartido, <text:span text:style-name="T85">por lo cual el trabajo es distribuido en un equipo de hilos al encontrar el código esta directiva. Debe ser ubicada dentro del alcance de una región paralela para ser efectiva, si no, la directiva aún funcionará pero el equipo será de un solo hilo. Esto se debe a que la creación de nuevos hilos es una tarea reservada a la directiva de creación de la región paralela.</text:span></text:p>
      <text:p text:style-name="P94">Esta directiva hace que el bucle Do inmediato sea ejecutado en paralelo.</text:p>
      <text:p text:style-name="P94">Por ejemplo:</text:p>
      <text:p text:style-name="P94"/>
      <text:p text:style-name="P94">!$OMP DO</text:p>
      <text:p text:style-name="P94"><text:s text:c="5"/>do 1 <text:s text:c="2"/>i = 1, 1000</text:p>
      <text:p text:style-name="P94"><text:s text:c="2"/>...</text:p>
      <text:p text:style-name="P94"><text:s text:c="2"/>1 continue</text:p>
      <text:p text:style-name="P94">!$OMP END DO</text:p>
      <text:p text:style-name="P94"/>
      <text:p text:style-name="P95">distribuye el bucle do entre los diferentes hilos, cada hilo computa una parte de las iteraciones.</text:p>
      <text:p text:style-name="P95">Por ejemplo si usamos 10 hilos, entonces generalmente cada hilo computa 100 iteraciones del bucle do. El hilo 0 desde 1 a 100, el hilo 1 desde 101 a 200 y así sucesivamente. Podemos ver esto en la figura 2.4.3.1 (figura 2.1 de f95_openmpv1_v2).</text:p>
      <text:p text:style-name="P96">Dentro del trabajo de esta tesis es la directiva principal al tratarse los bucles do de una de las principales construcciones utilizadas en el programa estudiado.</text:p>
      <text:p text:style-name="P96"/>
      <text:p text:style-name="P96">La directiva !$OMP DO tiene asociadas clausulas al igual que la directiva parallel, que permiten indicar el comportamiento de la construcción de trabajo compartido. La sintaxis es similar:</text:p>
      <text:p text:style-name="P96"/>
      <text:p text:style-name="P96">!$OMP DO clausula1 clausula2 …</text:p>
      <text:p text:style-name="P96">…</text:p>
      <text:p text:style-name="P96">!$OMP END DO clausula_de_fin</text:p>
      <text:p text:style-name="P96"/>
      <text:p text:style-name="P96">Las clausulas de inicio pueden ser cualquiera de las siguientes:</text:p>
      <text:p text:style-name="P96"/>
      <text:list xml:id="list8938753023419349502" text:style-name="L6">
        <text:list-item>
          <text:p text:style-name="P141">PRIVATE(lista)</text:p>
        </text:list-item>
        <text:list-item>
          <text:p text:style-name="P141">FIRSTPRIVATE(lista)</text:p>
        </text:list-item>
        <text:list-item>
          <text:p text:style-name="P141">LASTPRIVATE(lista)</text:p>
        </text:list-item>
        <text:list-item>
          <text:p text:style-name="P141">REDUCTION(operador:lista)</text:p>
        </text:list-item>
        <text:list-item>
          <text:p text:style-name="P141">SCHEDULE(tipo, pedazo)</text:p>
        </text:list-item>
        <text:list-item>
          <text:p text:style-name="P141">ORDERED</text:p>
        </text:list-item>
      </text:list>
      <text:p text:style-name="P96"/>
      <text:p text:style-name="P96">Adicionalmente a estas clausulas de inicio, se puede agregar a la directiva de cierre la clausula NOWAIT para evitar la sincronización implícita. También se evita el refresco de las variables compartidas, implícito en la directiva de cierre, por lo que se debe tener cuidado de cuando utilizar la clausula NOWAIT. Se pueden evitar problemas con la directiva de OpenMP !$OMP FLUSH que fuerza el refresco de las variables compartidas en memoria <text:span text:style-name="T86">por los hilos</text:span>.</text:p>
      <text:p text:style-name="P96"/>
      <text:p text:style-name="P97">2.4.4 Clausulas Atributo de Alcance de Datos</text:p>
      <text:p text:style-name="P97"/>
      <text:p text:style-name="P97">2.4.4.1 PRIVATE(lista)</text:p>
      <text:p text:style-name="P97"/>
      <text:p text:style-name="P97"><text:soft-page-break/>A veces ciertas variables van a tener valores diferentes en cada hilo. Esto solo es posible si cada Hilo tiene su propia copia de la variable. Esta clausula fija que variables van a ser consideradas variables locales de cada hilo. Por ejemplo:</text:p>
      <text:p text:style-name="P97"/>
      <text:p text:style-name="P97">!$OMP PARALLEL PRIVATE(a, b)</text:p>
      <text:p text:style-name="P97"/>
      <text:p text:style-name="P97">indica que las variables a y b tendrán diferentes valores en cada hilo, serán locales a cada hilo.</text:p>
      <text:p text:style-name="P97">Cuando una variable se declara como privada, un nuevo objeto del mismo tipo es declarado por cada hilo del equipo y usado por cada hilo dentro del alcance de la directiva que lo declare (la región paralela en el ejemplo anterior) en lugar de la variable original. <text:span text:style-name="T8">(figura para mostrar esto? Figura 3.1 del pdf)</text:span></text:p>
      <text:p text:style-name="P98">El hecho de que un nuevo objeto es creado por cada hilo puede ser algo que genere mucho consumo de recursos. Por ejemplo, si se utiliza un array de 5Gb (algo común en simulaciones numéricas directas y otras) y es declarado como privado en una región paralela con un equipo de 10 hilos, entonces el requerimiento de memoria será de 55Gb, algo no disponible en todas las maquinas SMP.</text:p>
      <text:p text:style-name="P98">Las variables utilizadas como contadores en los bucles do o comandos forall, o son declaradas THREADPRIVATE, se convierten automáticamente en privadas para cada hilo, aún cuando no hayan sido declaradas en un clausula PRIVATE.</text:p>
      <text:p text:style-name="P98"/>
      <text:p text:style-name="P99">2.4.4.2 <text:s/>SHARED(lista)</text:p>
      <text:p text:style-name="P99"/>
      <text:p text:style-name="P99">Contrario a lo visto en la situación previa, a veces hay variables que deben estar disponibles para todos los hilos dentro del alcance de una directiva, debido a que su valor es necesario para todos los hilos o porque todos los hilos deben actualizar su valor. Por ejemplo:</text:p>
      <text:p text:style-name="P99"/>
      <text:p text:style-name="P99">!$OMP PARALLEL SHARED(c, d)</text:p>
      <text:p text:style-name="P99"/>
      <text:p text:style-name="P99">indica que las variables c y d son vistas por todos los hilos en el alcance de las directivas !$OMP PARALLEL / !$OMP END PARALLEL. <text:span text:style-name="T3">(mostrar gráficamente con figura 3.2 del pdf?)</text:span></text:p>
      <text:p text:style-name="P100">Una variable declarada como compartida (shared) no consume recursos extras, ya que no se reserva nueva memoria y su valor antes de la directiva inicial es conservado. Es decir que todos los hilos acceden a la misma ubicación de memoria para leer y escribir la variable.</text:p>
      <text:p text:style-name="P100">Debido a que mas de un hilo puede escribir en la misma ubicación de memoria al mismo tiempo, resulta en un valor indefinido de la variable. A esto se lo llama una condición de carrera, y debe ser siempre evitado por el programador. </text:p>
      <text:p text:style-name="P100"/>
      <text:p text:style-name="P100"/>
      <text:p text:style-name="P100">2.4.4.3 <text:s/>DEFAULT ( PRIVATE | SHARED | NONE )</text:p>
      <text:p text:style-name="P100"/>
      <text:p text:style-name="P101">Cuando la mayoría de las variables dentro del alcance de una directiva va a ser privada o compartida, entonces sería engorroso incluir todas ellas en una de las clausulas previas. Para evitar esto, es posible especificar que hará OpenMP cuando no se especifica nada sobre una variable, es posible especificar un comportamiento por defecto. Por ejemplo:</text:p>
      <text:p text:style-name="P101"/>
      <text:p text:style-name="P101">!$OMP PARALLEL DEFAULT(PRIVATE) SHARED(a)</text:p>
      <text:p text:style-name="P101"/>
      <text:p text:style-name="P101">indica que todas las variables excepto “a” van a ser privadas, mientras que “a” será compartida por todos los hilos dentro del alcance de la región paralela. Si no se especifica ninguna clausula DEFAULT, el comportamiento por defecto es como si DEFAULT(SHARED) fuera especificado. Como veremos en el capitulo 3 de este trabajo de tesis, esto puede variar en implementaciones y debe ser investigado mas a fondo.</text:p>
      <text:p text:style-name="P101"><text:soft-page-break/>A las opciones PRIVATE y SHARED se le agrega una tercera: NONE. Especificando DEFAULT(NONE) requiere que cada variable en el alcance de la directiva debe ser explicitamente listada en una de las clausulas PRIVATE o SHARED al principio del alcance de la directiva (exceptuando variables declaradas THREADPRIVATE o los contadores de los bucles).</text:p>
      <text:p text:style-name="P101"/>
      <text:p text:style-name="P101">2.4.4.4 <text:s/>FIRSTPRIVATE(lista)</text:p>
      <text:p text:style-name="P101"/>
      <text:p text:style-name="P102">Como mencionamos previamente, las variables privadas tienen un valor indefinido al comienzo del alcance de un par de directivas de inicio y cierre. <text:span text:style-name="T87">Pero a veces es de interés que esas variables locales tengan el valor de la variable original antes de la directiva de inicio. Esto se consigue incluyendo la variable en una clausula FIRSTPRIVATE como:</text:span></text:p>
      <text:p text:style-name="P102"/>
      <text:p text:style-name="P103">a = 2</text:p>
      <text:p text:style-name="P103">b = 1</text:p>
      <text:p text:style-name="P103">!OMP PARALLEL PRIVATE(a) FIRSTPRIVATE(b)</text:p>
      <text:p text:style-name="P103"/>
      <text:p text:style-name="P103">En este ejemplo, la variable “a” tiene un valor indefinido al inicio de la región paralela, mientras que “b” tiene el valor especificado en la región serial precedente, es decir “b = 1”. Podemos ver este ejemplo en la figura 2.4.4.4.1 <text:s/><text:span text:style-name="T3">(figura 3.4 del pdf)</text:span></text:p>
      <text:p text:style-name="P103">Al incluir la variable en una clausula FIRSTPRIVATE al inicio del alcance de una directiva toma automáticamente el estatus de PRIVATE en dicho alcance y no es necesario incluirla en una clausula PRIVATE explicitamente.</text:p>
      <text:p text:style-name="P103">Al igual que con las variables PRIVATE debe tenerse en cuenta el costo de la operación desde el punto de vista computacional, al realizarse una copia de la variable y transferir la información almacenada a la nueva variable.</text:p>
      <text:p text:style-name="P103"/>
      <text:p text:style-name="P103">2.4.5 otras construcciones y clausulas??</text:p>
      <text:p text:style-name="P103"/>
      <text:p text:style-name="P103">Existen mas construcciones de trabajo compartido, <text:span text:style-name="T88">de</text:span> <text:span text:style-name="T88">sincronización y de ambiente de datos,</text:span> y <text:span text:style-name="T88">mas</text:span> clausulas en OpenMP, las cuales exceden el alcance de este trabajo de tesis y que pueden ser consultadas en el estandar OpenMP [referencia] o en libros como Parallel Programming in Fortran 95 using OpenMP [referencia a F95_openmpv1_v2].</text:p>
      <text:p text:style-name="P89"/>
      <text:p text:style-name="P89"><text:change-end text:change-id="ct319836552"/><text:change-start text:change-id="ct319836776"/></text:p>
      <text:h text:style-name="Heading_20_2" text:outline-level="2"><text:span text:style-name="T56">2.5</text:span> <text:span text:style-name="T28">Proceso de o</text:span>ptimización</text:h>
      <text:p text:style-name="P45"/>
      <text:p text:style-name="P46"><text:span text:style-name="T29">Garg y Sharapov en su trabajo “Techniques for Optimizing Applications: High Performance Computing” [referencia] nos indican que d</text:span>ependiendo del proposito de una aplicación y como será utilizada, podemos observar que hay tres principios <text:span text:style-name="T29">de la </text:span>optimización del desempeño <text:span text:style-name="T29">que son </text:span>comunes:</text:p>
      <text:p text:style-name="P46"/>
      <text:list xml:id="list1588558481255124180" text:style-name="L7">
        <text:list-item>
          <text:p text:style-name="P142">Resolver el problema mas rápido</text:p>
        </text:list-item>
        <text:list-item>
          <text:p text:style-name="P142">Resolver un problema mas grande en el mismo tiempo</text:p>
        </text:list-item>
        <text:list-item>
          <text:p text:style-name="P142">Resolver el mismo problema en el mismo tiempo pero utilizando una cantidad menor de recursos del sistema</text:p>
        </text:list-item>
      </text:list>
      <text:p text:style-name="P46"/>
      <text:p text:style-name="P47">En aplicaciones de HPC, obtener resultados mas rápido es crucial para los usuarios. Por ejemplo, para un ingeniero representa una diferencia considerable si puede repetir una simulación en el transcurso de una noche en lugar de esperar varios días para que la simulación termine, tiempo que puede ser aprovechado para modificar el diseño.</text:p>
      <text:p text:style-name="P47"><text:soft-page-break/>Por otro lado, el resolver un problema mas grande en el mismo tiempo puede ser la meta. Por ejemplo, un meteorologo necesita completar simulaciones de sus modelos de clima en un tiempo especificado. La mejora del desempeño puede ser el permitirle al meteorologo usar conjuntos de datos mas grandes <text:span text:style-name="T30">en el mismo tiempo de ejecución para obtener previsiones del clima mas precisas.</text:span></text:p>
      <text:p text:style-name="P48">Y en el caso de que tanto el tamaño del problema como el tiempo de ejecución se deban mantener constantes, una aplicación optimizada consumirá menos recursos para completar su ejecución.</text:p>
      <text:p text:style-name="P48"/>
      <text:p text:style-name="P48">Siguiendo la explicación de Garg y Sharapov [ref], podemos ver en la figura 3.aa <text:span text:style-name="T31">que </text:span>el proceso de optimización tiene algunas etapas fundamentales: <text:span text:style-name="T31">desarrollo de la aplicación (</text:span>program<text:span text:style-name="T31">ación y portabilidad), optimización serial, y optimización paralela.</text:span></text:p>
      <text:p text:style-name="P48"/>
      <text:p text:style-name="P131">Figura <text:change-end text:change-id="ct319836776"/><text:change-start text:change-id="ct319836888"/><text:span text:style-name="T65">2.</text:span><text:change-end text:change-id="ct319836888"/><text:change-start text:change-id="ct319837000"/><text:span text:style-name="T65">5</text:span><text:change-end text:change-id="ct319837000"/><text:change-start text:change-id="ct319837112"/>.aa (pag 51 garg y sharapov)</text:p>
      <text:p text:style-name="P48"/>
      <text:p text:style-name="P49">La primer etapa <text:span text:style-name="T32">abarca</text:span> el desarrollo de la aplicación, es decir, elección de algoritmos y estructuras de datos para resolver el problema. En el caso de este trabajo de Tesis esa etapa fue llevada a cabo por el autor de la aplicación en que basamos nuestro estudio.</text:p>
      <text:p text:style-name="P49">Las etapas de optimización serial y optimización paralela son las que serán explicadas brevemente en esta subsección.</text:p>
      <text:p text:style-name="P50">Una decisión importante que se debe tomar al optimizar, es <text:span text:style-name="T33">contemplar</text:span> que plataforma o <text:span text:style-name="T33">conjunto de ellas implementará la aplicación</text:span>. Esta decisión <text:span text:style-name="T33">incluye</text:span> seleccionar la versión de Sistema Operativo y determinar si la aplicación <text:span text:style-name="T32">correrá</text:span> en modo de 32-bit o 64-bit. <text:span text:style-name="T34">Mientras más puntuales sean nuestras decisiones, más focalizada será la optimización, limitando el rango de plataformas en las cuales el programa puede ejecutarse. Una vez el programa produce resultados correctos, está listo para ser optimizado. Se seleccionan un conjunto de casos de test para validar que el programa continúa arrojando resultados correctos y se los utiliza repetidamente en el transcurso de la optimización.</text:span></text:p>
      <text:p text:style-name="P50"/>
      <text:p text:style-name="P51">También se debe seleccionar un conjunto de casos para llevar a cabo <text:span text:style-name="T35">pruebas</text:span> de tiempo. Puede ser necesario <text:span text:style-name="T36">que este conjunto sea</text:span> diferente a los utilizados para validar el programa. <text:span text:style-name="T37">Los casos de test para el cronometraje de tiempo podrían ser varios benchmarks que representan adecuadamente el uso del programa. Utilizamos estos benchmarks para medir el desempeño de la linea de base, de manera de disponer de datos fiables para utilizar mas tarde en las comparaciones de código optimizado y código original. De esta manera, el efecto de la optimización se puede medir.</text:span></text:p>
      <text:p text:style-name="P51"/>
      <text:h text:style-name="Heading_20_3" text:outline-level="3"><text:change-end text:change-id="ct319837112"/><text:change-start text:change-id="ct319837224"/><text:span text:style-name="T65">2.5.1</text:span><text:change-end text:change-id="ct319837224"/><text:change-start text:change-id="ct319837336"/> Optimización Serial</text:h>
      <text:p text:style-name="P52"/>
      <text:p text:style-name="P53">La Optimización Serial es un proceso iterativo que involucra medir repetidamente un programa seguido por la optimización de sus partes críticas de rendimiento. La figura 3.bb <text:s/>resume las tareas de optimización y da un diagrama de flujo simplificado para el proceso de optimización serial.</text:p>
      <text:p text:style-name="P53"/>
      <text:p text:style-name="P53">Figura <text:change-end text:change-id="ct319837336"/><text:change-start text:change-id="ct319837448"/><text:span text:style-name="T65">2.5</text:span><text:change-end text:change-id="ct319837448"/><text:change-start text:change-id="ct319837560"/>.bb (pag 52 garg y sharapov)</text:p>
      <text:p text:style-name="P53"/>
      <text:p text:style-name="P53">Una vez que las mediciones de rendimiento de la linea de base se han obtenido, el esfuerzo de optimización debe iniciarse mediante la compilación de todo el programa con opciones seguras. Siguiente, linkear librerías optimizadas. (Este linkeo es una manera sencilla de llevar implementaciones altamente optimizadas de operaciones estandar en un programa)</text:p>
      <text:p text:style-name="P53">Luego de esto se debe verificar que los resultados preservan la correctitud del programa. Este paso incluye verificar que el programa realiza llamadas a las Interfaces de Programación de Aplicación (APIs sus siglas en Ingles) <text:span text:style-name="T38">adecuadas</text:span> en las librerías optimizadas. <text:span text:style-name="T38">Además, es recomendable que sea medido el desempeño del programa para verificar que ha mejorado.</text:span></text:p>
      <text:p text:style-name="P53"><text:soft-page-break/></text:p>
      <text:p text:style-name="P31">El siguiente paso es identificar partes de desempeño críticas en el código. El perfilado (profiling en Ingles) del código fuente puede ser usado para determinar cuales partes del código son las que toman mas tiempo para ejecutarse. Las partes identificadas son excelentes objetivos para enfocar el esfuerzo de optimización, <text:span text:style-name="T39">y las mejoras resultantes de desempeño pueden ser significativas. Otra técnica muy útil para identificar estas partes de código críticas es el monitoreo de la actividad del sistema y el uso de los recursos del sistema. </text:span></text:p>
      <text:p text:style-name="P22"/>
      <text:p text:style-name="P23">cap 4 <text:span text:style-name="T40">g&amp;sh “technics for optimizing applications”</text:span>-------</text:p>
      <text:p text:style-name="P54"><text:change-end text:change-id="ct319837560"/><text:change-start text:change-id="ct319837672"/><text:span text:style-name="T89">2.5.1.1 M</text:span><text:change-end text:change-id="ct319837672"/><text:change-start text:change-id="ct319837784"/><text:span text:style-name="T89">etodología de medición</text:span></text:p>
      <text:p text:style-name="P115"><text:change-end text:change-id="ct319837784"/><text:change-start text:change-id="ct319837896"/>Al trabajar en optimizar la performance de una aplicación, es esencial usar varias herramientas y t<text:change-end text:change-id="ct319837896"/><text:change-start text:change-id="ct319838008"/>écnicas que sugieran que partes del programa necesitan ser optimizadas, comparar el desempeño antes y luego de la optimización y mostrar que tan eficiente <text:change-end text:change-id="ct319838008"/><text:change-start text:change-id="ct319838120"/>los recursos del sistema han sido utilizados por el código optimizado.</text:p>
      <text:p text:style-name="P115"><text:change-end text:change-id="ct319838120"/><text:change-start text:change-id="ct319838232"/></text:p>
      <text:p text:style-name="P54"><text:change-end text:change-id="ct319838232"/><text:change-start text:change-id="ct319838456"/>El primer paso en el proceso de afinación de la aplicación es cuantificar su desempeño. <text:span text:style-name="T41">Este paso es alcanzado usualmente estableciendo un desempeño base y fijando expectativas apropiadas de cuanta mejora en el desempeño es razonable alcanzar.</text:span></text:p>
      <text:p text:style-name="P55">Para programas cientificos, la métricas de mayor interés son usualmente el tiempo reloj (tiempo de respuesta) de un solo trabajo y aquellos que relacionan el desempeño de la aplicación a picos teóricos de desempeño de la CPU.</text:p>
      <text:p text:style-name="P56">A traves de benchmarks es que podemos realizar análisis de la performance de la aplicación. Una guía importante a seguir es que las mediciones deben ser reproducibles dentro de un rango de tolerancia esperado. Con esto en mente se definen las siguientes reglas generales:</text:p>
      <text:list xml:id="list4118904735380819858" text:style-name="L8">
        <text:list-item>
          <text:p text:style-name="P143">Seleccionar cuidadosamente los conjuntos de datos a utilizar. Deben representar adecuadamente el uso de la aplicación.</text:p>
        </text:list-item>
        <text:list-item>
          <text:p text:style-name="P136"><text:bookmark text:name="result_box"/>Al igual que en las mediciones en otros campos de la ingeniería, la incertidumbre también se aplica a las mediciones de desempeño de programas de computadora. El simple hecho de tratar de medir un programa se entromete en su ejecución y posiblemente lo afecta de manera incierta.</text:p>
        </text:list-item>
        <text:list-item>
          <text:p text:style-name="P143">Siempre que sea posible, ejecutar los benchmarks desde un sistema de archivos tipo tmpfs (/tmp) o algún sistema de archivos montado localmente. Ejecutar una aplicación desde un sistema de archivos montado por red introduce efectos de red irreproducibles en el tiempo de ejecución.</text:p>
        </text:list-item>
        <text:list-item>
          <text:p text:style-name="P143">Actividades de paginado y swapeo deben ser monitoreadas mientras se ejecuta el benchmark, ya que estas pueden desvirtuar completamente la medición.</text:p>
        </text:list-item>
        <text:list-item>
          <text:p text:style-name="P143">Las mediciones de “respuesta del programa” deben ser desempeñadas en una manera dedicada, sin otros programas o aplicaciones ejecutandose.</text:p>
        </text:list-item>
        <text:list-item>
          <text:p text:style-name="P143">Las caracteristicas del sistema deben ser registradas y guardadas.</text:p>
        </text:list-item>
      </text:list>
      <text:p text:style-name="P104"><text:change-end text:change-id="ct319838456"/><text:change-start text:change-id="ct319838568"/></text:p>
      <text:p text:style-name="P116">2.5.1.2 Herramientas de medición<text:change-end text:change-id="ct319838568"/><text:change-start text:change-id="ct319838904"/></text:p>
      <text:p text:style-name="P57">Antes de analizar el desempeño de la aplicación, uno debe identificar los parametros que deben ser medidos y elegir herramientas acordes a las mediciones.</text:p>
      <text:p text:style-name="P57">Las herramientas de medición de desempeño pueden ser divididas en tres grupos basados en su función:</text:p>
      <text:list xml:id="list1655899658412575159" text:style-name="L9">
        <text:list-item>
          <text:p text:style-name="P144">Herramientas de temporizador, que miden el tiempo utilizado por un programa de usuario o sus partes. Pueden ser herramientas de linea de comando o funciones dentro del programa.</text:p>
        </text:list-item>
        <text:list-item>
          <text:p text:style-name="P144">Herramientas de perfilado, que utilizan resultados de tiempo para identificar las partes de mayor utilización de una aplicación.</text:p>
        </text:list-item>
        <text:list-item>
          <text:p text:style-name="P144">Herramientas de monitoreo, que miden la utilización de varios recursos del sistema para identificar “cuellos de botella” que ocurren durante la ejecución.</text:p>
        </text:list-item>
      </text:list>
      <text:p text:style-name="P57"><text:soft-page-break/>Existen otras formas de categorizar estas herramientas, como puede ser basados en los requerimientos para su uso (herramientas que operan con binarios optimizados, o que requieren insertarse en el código fuente, etc), o incluso dividirlas en dos grupos:</text:p>
      <text:list xml:id="list1733182569084896016" text:style-name="L10">
        <text:list-item>
          <text:p text:style-name="P145">Herramientas de medición de desempeño lineal</text:p>
        </text:list-item>
        <text:list-item>
          <text:p text:style-name="P145">Herramientas de medición de desempeño paralelo.</text:p>
        </text:list-item>
      </text:list>
      <text:p text:style-name="P24">Continua pag 10<text:span text:style-name="T42">7</text:span> -----</text:p>
      <text:p text:style-name="P23">------ <text:span text:style-name="T42">herramientas seriales – time 107 y 108 – profiling/gprof 118 a 121 – monitoreo de sistema vmstat 132 <text:s/></text:span></text:p>
      <text:p text:style-name="P25">(¿ optimización de loop, de código? Caps 8 y 9)</text:p>
      <text:p text:style-name="P57"/>
      <text:p text:style-name="P33"><text:change-end text:change-id="ct319838904"/><text:change-start text:change-id="ct319839016"/>2.5.1.3<text:change-end text:change-id="ct319839016"/><text:change-start text:change-id="ct319839128"/> Herramientas de medición de tiempo</text:p>
      <text:p text:style-name="P33"/>
      <text:p text:style-name="P33">El paso fundamental para evaluar<text:change-end text:change-id="ct319839128"/><text:change-start text:change-id="ct319839240"/> comparativamente y <text:change-end text:change-id="ct319839240"/><text:change-start text:change-id="ct319839352"/>poner a punto el desempeño de un programa es medir <text:change-end text:change-id="ct319839352"/><text:change-start text:change-id="ct319839464"/>con precisión la cantidad de tiempo <text:change-end text:change-id="ct319839464"/><text:change-start text:change-id="ct319839688"/>utilizado ejecutando el código. Generalmente uno está interesado en el tiempo <text:span text:style-name="T90">total utilizado para correr un programa, así como en el tiempo utilizado en porciones del programa.</text:span></text:p>
      <text:p text:style-name="P34">Para medir el programa completo es necesario usar herramientas que midan con precisión el tiempo transcurrido desde el comienzo de la ejecución del programa. En GNU/Linux utilizamos la herramienta “time” para dicho propósito. La forma de utilizar time es ejecutarlo desde una terminal de GNU/Linux pasando como parámetro el comando que debe medir tal cual como el comando es ejecutado normalmente. Por ejemplo:</text:p>
      <text:p text:style-name="P34"/>
      <text:p text:style-name="P34">$ time <text:s/>find / -name “syslog”</text:p>
      <text:p text:style-name="P34"/>
      <text:p text:style-name="P35">El comando siendo medido realiza su ejecución normalmente. Al finalizar su ejecución, el comando time muestra por salida estándar <text:span text:style-name="T91">tres valores:</text:span></text:p>
      <text:list xml:id="list3009704603959823852" text:style-name="L11">
        <text:list-item>
          <text:p text:style-name="P146">“real”: el tiempo real transcurrido entre el inicio y la finalización de la ejecución.</text:p>
        </text:list-item>
        <text:list-item>
          <text:p text:style-name="P146">“user”: el tiempo de usuario del procesador.</text:p>
        </text:list-item>
        <text:list-item>
          <text:p text:style-name="P146">“sys”: el tiempo de sistema del procesador.</text:p>
        </text:list-item>
      </text:list>
      <text:p text:style-name="P33"/>
      <text:p text:style-name="P36">Podemos ver en la figura 2.5.1.3.x un ejemplo de ejecución del comando time.</text:p>
      <text:p text:style-name="P36"/>
      <text:p text:style-name="P36">2.5.1.4 Herramientas de perfilado de programa</text:p>
      <text:p text:style-name="P36"/>
      <text:p text:style-name="P37">El perfilado muestra cuales funciones son las mas costosas en las ejecuciones de una aplicación. Es necesario utilizar para la medición casos de test representativos y multiples, de manera de obtener resultados significativos.</text:p>
      <text:p text:style-name="P37">En GNU/Linux se cuenta con la herramienta “gprof” para realizar perfilado de aplicaciones. Para utilizarla un programa <text:span text:style-name="T92">debe estar compilada con la opción “-pg”. Luego se ejecuta el programa una vez y genera un archivo llamado gmon.out en el directorio de ejecución el cual es utilizado por el comando gprof para generar el reporte de perfilado para esa ejecución. La sintaxis de gprof es:</text:span></text:p>
      <text:p text:style-name="P37"/>
      <text:p text:style-name="P38">$ gprof <text:s/>&lt;programa_ejecutable&gt; <text:s/>[&lt;ruta_a_gmon.out&gt;]</text:p>
      <text:p text:style-name="P38"/>
      <text:p text:style-name="P38">Si no se le pasa la ruta a gmon.out, por defecto utiliza el directorio desde donde es invocado gprof.</text:p>
      <text:p text:style-name="P38">Un ejemplo de este proceso puede verse en la figura 2.5.1.4.x </text:p>
      <text:p text:style-name="P38"/>
      <text:p text:style-name="P130">figura 2.5.1.4.x</text:p>
      <text:p text:style-name="P130">$ gfortra -pg foo.for -o foo</text:p>
      <text:p text:style-name="P130">$ foo</text:p>
      <text:p text:style-name="P130">$ gprof foo</text:p>
      <text:p text:style-name="P38"/>
      <text:p text:style-name="P39"><text:soft-page-break/>La salida de gprof es por salida estándar y bastante extensa, por lo cual es aconsejable redirigirla a un archivo. Consta de tres partes: la primera parte lista las funciones ordenadas de acuerdo al tiempo que consumen, junto con sus descendientes (tiempo inclusivo). La segunda parte lista el tiempo exclusivo para las funciones (tiempo empleado ejecutando la función) junto con los porcentajes de tiempo total de ejecución y número de llamadas. La última parte da un índice de todas las llamadas realizadas en la ejecución.</text:p>
      <text:p text:style-name="P33"><text:change-end text:change-id="ct319839688"/><text:change-start text:change-id="ct319839800"/></text:p>
      <text:p text:style-name="P58"/>
      <text:h text:style-name="Heading_20_3" text:outline-level="3"><text:change-end text:change-id="ct319839800"/><text:change-start text:change-id="ct319839912"/><text:span text:style-name="T65">2.5.2</text:span><text:change-end text:change-id="ct319839912"/><text:change-start text:change-id="ct319840024"/> Optimización Paralela</text:h>
      <text:p text:style-name="P59"/>
      <text:p text:style-name="P59">Luego de que la aplicación está optimizada para procesamiento serial, su tiempo de ejecución puede ser <text:s/>reducido aún mas permitiendo que se ejecute en varios procesadores. Las técnicas mas usadas comunmente para paralelización son el hilado explicito, las directivas al compilador y el pasaje de mensajes. En la figura 3.cc se vé ilustrado el proceso de optimización paralela.</text:p>
      <text:p text:style-name="P59"/>
      <text:p text:style-name="P59">Figura 3.cc (garg &amp; sharapov pag 55)</text:p>
      <text:p text:style-name="P59"/>
      <text:p text:style-name="P59">El primer paso es elegir un modelo, identificar que partes del programa deben ser paralelizadas y determinar como <text:span text:style-name="T43">dividir</text:span> la carga de trabajo computacional entre los diferentes procesadores. <text:span text:style-name="T43">Dividir</text:span> la carga de trabajo computacional es crucial para el desempeño, ya que determina <text:span text:style-name="T44">los gastos generales de comunicación, sincronización y de desequilibrios de carga resultantes en un programa paralelizado. Generalmente, una división de trabajo de “nivel grueso” es recomendada debido a que minimiza la comunicación entre las tareas paralelas, pero en algunos casos, un enfoque de este tipo lleva a balanceo de carga muy pobre; un nivel mas fino en el particionamiento de la carga de trabajo puede llevar a un mejor balanceo de carga y desempeño de la aplicación.</text:span></text:p>
      <text:p text:style-name="P59"/>
      <text:p text:style-name="P60">Luego de seleccionado un modelo de paralelización e implementado, lo siguiente es optimizar su desempeño. Similar a la optimización serial, este proceso es iterativo e involucra mediciones repetidas seguidas de aplicar una o mas técnicas de optimización para mejorar el desempeño del programa. Las aplicaciones paralelas, sin importar el modelo utilizado, necesitan que exista comunicación entre los procesos o hilos concurrentes. Se debe tener cuidado de minimizar los gastos extras en comunicación y asegurar una sincronización eficiente en la implementación; <text:span text:style-name="T43">M</text:span>inimizar el des<text:span text:style-name="T43">equilibrio</text:span> de cargas <text:span text:style-name="T43">entre las tareas paralelas, ya que esto degrada la escalabilidad del programa. También se debe considerar temas como migración y programación de procesos, y coherencia de cache. Las librerías del compilador pueden ser utilizadas para implementar versiones paralelas de funciones usadas comunmente, tanto en aplicaciones multihilo como multiproceso.</text:span></text:p>
      <text:p text:style-name="P60"/>
      <text:p text:style-name="P61">Los cuellos de botella de un programa paralelo pueden ser muy diferentes de los presentes en una versión serial del mismo programa. Además de gastos extras específicos de la paralelización, <text:span text:style-name="T45">las porciones lineales (o seriales) de un programa paralelo pueden limitar severamente la ganancia de velocidad de la paralelización. En tales situaciones , hay que prestar atención a esas porciones lineales para mejorar el desempeño total de la aplicación paralela. Por ejemplo, consideremos la solución directa de N ecuaciones lineales. El costo computacional escala en el orden de O(N^3) en la etapa de descomposición de la matriz y en el orden de O(N^2) en la etapa de sustitución </text:span><text:span text:style-name="T47">adelante-atrás</text:span><text:span text:style-name="T45">. En consecuencia, la etapa de sustitución adelante-atrás apenas se nota en el programa serial, y el desarrollador paralelizando el programa justificadamente se enfoca en la etapa de descomposición de la matriz. Posiblemente, como resultado del trabajo de paralelización, la etapa de descomposición de la matriz se vuelve mas eficiente que la etapa de sustitución adelante-atrás. El desempeño total y velocidad del programa de resolución directa ahora está limitado por el desempeño de la etapa de sustitución adelante-atrás. Para mejorar aún mas el desempeño, la etapa </text:span><text:soft-page-break/><text:span text:style-name="T45">de sustitución adelante-atrás debería convertirse en el foco de optimización y posiblemente un trabajo de paralelización.</text:span></text:p>
      <text:p text:style-name="P62"/>
      <text:p text:style-name="P26">Caps 10 – 11 – 12 – 14 ?</text:p>
      <text:p text:style-name="P26"/>
      <text:p text:style-name="P32"><text:change-end text:change-id="ct319840024"/><text:change-start text:change-id="ct319840136"/></text:p>
      <text:p text:style-name="P32"/>
      <text:h text:style-name="Heading_20_2" text:outline-level="2">2.6 <text:change-end text:change-id="ct319840136"/><text:change-start text:change-id="ct319840248"/>Estela<text:change-end text:change-id="ct319840248"/><text:change-start text:change-id="ct320062672"/></text:h>
      <text:p text:style-name="P132">Buscar definición y tratar de explicar lo que resuelve el programa: <text:change-end text:change-id="ct320062672"/><text:change-start text:change-id="ct320062784"/>Integración <text:span text:style-name="T93">numérica</text:span> por Simpson de la ley de Biot-Savart.<text:change-end text:change-id="ct320062784"/><text:change-start text:change-id="ct320062896"/> <text:span text:style-name="T93">Prado pag 79 en adelante.</text:span><text:change-end text:change-id="ct320062896"/><text:change-start text:change-id="ct320063008"/></text:p>
      <text:p text:style-name="P132"/>
      <text:p text:style-name="P133">El programa objeto de optimización de esta tesis es autoría de Ricardo A. Prado, y es utilizado para obtener resultados en su trabajo de tesis de Doctorado [Prado, mayo 2007] en la Universidad de Buenos Aires en el área de Ingeniería. En dicho trabajo se explica que la “tesis analiza el comportamiento fuidodinámico de una turbomáquina particular: la turbina eólica”. Luego explica que “debido a la complejidad de las ecuaciones de gobierno en ambas zonas del campo fluidodinámico, como así también de la geometría de la turbina y de sus condiciones de operación, se requiere de proceso de resolución numérica adecuados, los cuales se incorporaron en los códigos computacionales que se desarrollaron a tal efecto.”.</text:p>
      <text:p text:style-name="P135">El programa indica en su cabecera que realiza el cálculo “integración por Simpson de la ley de Biot-Savart”.<text:change-end text:change-id="ct320063008"/><text:change-start text:change-id="ct320063120"/> <text:span text:style-name="T95">La regla o método de Simpson es un método de integración numérica que se utiliza para obtener la aproximación de una integral en un intervalo definido, al dividir ese intervalo en subintervalos y aproximar cada subintervalo con un polinomio de segundo grado.</text:span><text:change-end text:change-id="ct320063120"/><text:change-start text:change-id="ct320063232"/> <text:change-end text:change-id="ct320063232"/><text:change-start text:change-id="ct320063344"/></text:p>
      <text:p text:style-name="P135"><text:change-end text:change-id="ct320063344"/><text:change-start text:change-id="ct320063456"/><text:span text:style-name="T94">La ley de Biot-Savart indica el campo magnético creado por corrientes eléctricas estacionarias. Es una de las leyes fundamentales de la magnetoestática. En particular en el trabajo de Prado</text:span><text:change-end text:change-id="ct320063456"/><text:change-start text:change-id="ct320063568"/><text:span text:style-name="T94">,</text:span><text:change-end text:change-id="ct320063568"/><text:change-start text:change-id="ct320063680"/><text:span text:style-name="T94"> uno de sus capítulos realiza una modelización del flujo invíscido (de viscosidad despreciable, casi nula) alrededor de la pala, y formula el modelo numérico a través del método de los paneles. En particular la aplicación de la ley de Biot-Savart es para el calculo de las velocidades inducidas en un punto para cada panel de la pala.</text:span></text:p>
      <text:p text:style-name="P134"/>
      <text:p text:style-name="P133"/>
      <text:p text:style-name="P132"><text:change-end text:change-id="ct32006368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A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normal" style:family="paragraph" style:default-outline-level="">
      <style:paragraph-properties fo:margin-top="0cm" fo:margin-bottom="0cm" loext:contextual-spacing="false" fo:line-height="100%" fo:orphans="2" fo:widows="2" style:writing-mode="lr-tb"/>
      <style:text-properties fo:color="#00000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12T09:56:15.597000000</meta:creation-date>
    <dc:date>2016-05-04T14:30:46.261000000</dc:date>
    <meta:editing-duration>PT14H29M43S</meta:editing-duration>
    <meta:editing-cycles>84</meta:editing-cycles>
    <meta:generator>LibreOffice/4.4.3.2$Windows_x86 LibreOffice_project/88805f81e9fe61362df02b9941de8e38a9b5fd16</meta:generator>
    <meta:document-statistic meta:table-count="0" meta:image-count="0" meta:object-count="0" meta:page-count="16" meta:paragraph-count="248" meta:word-count="7756" meta:character-count="49244" meta:non-whitespace-character-count="41704"/>
  </office:meta>
</office:document-meta>
</file>